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>
      <style:text-properties fo:color="#0000ff" style:text-underline-style="solid" style:text-underline-color="font-color"/>
    </style:style>
    <style:style style:name="P4" style:family="paragraph" style:parent-style-name="Standard">
      <style:paragraph-properties fo:break-before="auto" fo:line-height="115%" fo:margin-bottom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P5" style:family="paragraph" style:parent-style-name="Standard">
      <style:paragraph-properties fo:break-before="auto" fo:line-height="115%" fo:margin-bottom="0cm" style:writing-mode="lr-tb"/>
    </style:style>
    <style:style style:name="P6" style:family="paragraph" style:parent-style-name="Standard">
      <style:paragraph-properties fo:break-before="auto" fo:line-height="115%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>
      <style:text-properties fo:color="#0000ff" style:text-underline-style="solid" style:text-underline-color="font-color"/>
    </style:style>
    <style:style style:name="T7_9" style:family="text"/>
    <style:style style:name="T7_10" style:family="text">
      <style:text-properties fo:color="#0000ff" style:text-underline-style="solid" style:text-underline-color="font-color"/>
    </style:style>
    <style:style style:name="T7_11" style:family="text"/>
    <style:style style:name="T7_12" style:family="text">
      <style:text-properties fo:color="#0000ff" style:text-underline-style="solid" style:text-underline-color="font-color"/>
    </style:style>
    <style:style style:name="T7_13" style:family="text"/>
    <style:style style:name="T7_14" style:family="text">
      <style:text-properties fo:color="#0000ff" style:text-underline-style="solid" style:text-underline-color="font-color"/>
    </style:style>
    <style:style style:name="T7_15" style:family="text"/>
    <style:style style:name="T7_16" style:family="text">
      <style:text-properties fo:color="#0000ff" style:text-underline-style="solid" style:text-underline-color="font-color"/>
    </style:style>
    <style:style style:name="T7_17" style:family="text"/>
    <style:style style:name="T7_18" style:family="text">
      <style:text-properties fo:color="#0000ff" style:text-underline-style="solid" style:text-underline-color="font-color"/>
    </style:style>
    <style:style style:name="T7_19" style:family="text"/>
    <style:style style:name="T7_20" style:family="text">
      <style:text-properties fo:color="#0000ff" style:text-underline-style="solid" style:text-underline-color="font-color"/>
    </style:style>
    <style:style style:name="T7_21" style:family="text"/>
    <style:style style:name="T7_22" style:family="text">
      <style:text-properties fo:color="#0000ff" style:text-underline-style="solid" style:text-underline-color="font-color"/>
    </style:style>
    <style:style style:name="T7_23" style:family="text"/>
    <style:style style:name="T7_24" style:family="text">
      <style:text-properties fo:color="#0000ff" style:text-underline-style="solid" style:text-underline-color="font-color"/>
    </style:style>
    <style:style style:name="T7_25" style:family="text"/>
    <style:style style:name="T7_26" style:family="text">
      <style:text-properties fo:color="#0000ff" style:text-underline-style="solid" style:text-underline-color="font-color"/>
    </style:style>
    <style:style style:name="T7_27" style:family="text"/>
    <style:style style:name="T7_28" style:family="text">
      <style:text-properties fo:color="#0000ff" style:text-underline-style="solid" style:text-underline-color="font-color"/>
    </style:style>
    <style:style style:name="T7_29" style:family="text"/>
    <style:style style:name="T7_30" style:family="text">
      <style:text-properties fo:color="#0000ff" style:text-underline-style="solid" style:text-underline-color="font-color"/>
    </style:style>
    <style:style style:name="T7_31" style:family="text"/>
    <style:style style:name="T7_32" style:family="text">
      <style:text-properties fo:color="#0000ff" style:text-underline-style="solid" style:text-underline-color="font-color"/>
    </style:style>
    <style:style style:name="T7_33" style:family="text"/>
    <style:style style:name="T7_34" style:family="text">
      <style:text-properties fo:color="#0000ff" style:text-underline-style="solid" style:text-underline-color="font-color"/>
    </style:style>
    <style:style style:name="T7_35" style:family="text"/>
    <style:style style:name="T7_36" style:family="text">
      <style:text-properties fo:color="#0000ff" style:text-underline-style="solid" style:text-underline-color="font-color"/>
    </style:style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>
      <style:text-properties fo:color="#0000ff" style:text-underline-style="solid" style:text-underline-color="font-color"/>
    </style:style>
    <style:style style:name="T9_4" style:family="text"/>
    <style:style style:name="T9_5" style:family="text">
      <style:text-properties fo:color="#0000ff" style:text-underline-style="solid" style:text-underline-color="font-color"/>
    </style:style>
    <style:style style:name="T9_6" style:family="text"/>
    <style:style style:name="T9_7" style:family="text">
      <style:text-properties fo:color="#0000ff" style:text-underline-style="solid" style:text-underline-color="font-color"/>
    </style:style>
    <style:style style:name="T9_8" style:family="text"/>
    <style:style style:name="T9_9" style:family="text">
      <style:text-properties fo:color="#0000ff" style:text-underline-style="solid" style:text-underline-color="font-color"/>
    </style:style>
    <style:style style:name="T9_10" style:family="text"/>
    <style:style style:name="T9_11" style:family="text">
      <style:text-properties fo:color="#0000ff" style:text-underline-style="solid" style:text-underline-color="font-color"/>
    </style:style>
    <style:style style:name="T9_12" style:family="text"/>
    <style:style style:name="T9_13" style:family="text">
      <style:text-properties fo:color="#0000ff" style:text-underline-style="solid" style:text-underline-color="font-color"/>
    </style:style>
    <style:style style:name="T9_14" style:family="text"/>
    <style:style style:name="T9_15" style:family="text">
      <style:text-properties fo:color="#0000ff" style:text-underline-style="solid" style:text-underline-color="font-color"/>
    </style:style>
    <style:style style:name="T9_16" style:family="text"/>
    <style:style style:name="T9_17" style:family="text">
      <style:text-properties fo:color="#0000ff" style:text-underline-style="solid" style:text-underline-color="font-color"/>
    </style:style>
    <style:style style:name="T9_18" style:family="text"/>
    <style:style style:name="T9_19" style:family="text">
      <style:text-properties fo:color="#0000ff" style:text-underline-style="solid" style:text-underline-color="font-color"/>
    </style:style>
    <style:style style:name="T9_20" style:family="text"/>
    <style:style style:name="T9_21" style:family="text">
      <style:text-properties fo:color="#0000ff" style:text-underline-style="solid" style:text-underline-color="font-color"/>
    </style:style>
    <style:style style:name="T9_22" style:family="text"/>
    <style:style style:name="T9_23" style:family="text">
      <style:text-properties fo:color="#0000ff" style:text-underline-style="solid" style:text-underline-color="font-color"/>
    </style:style>
    <style:style style:name="T9_24" style:family="text"/>
    <style:style style:name="T9_25" style:family="text">
      <style:text-properties fo:color="#0000ff" style:text-underline-style="solid" style:text-underline-color="font-color"/>
    </style:style>
    <style:style style:name="T9_26" style:family="text"/>
    <style:style style:name="T9_27" style:family="text">
      <style:text-properties fo:color="#0000ff"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P11" style:family="paragraph" style:parent-style-name="Standard">
      <style:paragraph-properties fo:break-before="auto" fo:line-height="115%" fo:margin-bottom="0cm" style:writing-mode="lr-tb"/>
    </style:style>
    <style:style style:name="P12" style:family="paragraph" style:parent-style-name="Standard">
      <style:paragraph-properties fo:break-before="auto" fo:line-height="115%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>
      <style:text-properties fo:color="#0000ff" style:text-underline-style="solid" style:text-underline-color="font-color"/>
    </style:style>
    <style:style style:name="T13_9" style:family="text"/>
    <style:style style:name="T13_10" style:family="text">
      <style:text-properties fo:color="#0000ff" style:text-underline-style="solid" style:text-underline-color="font-color"/>
    </style:style>
    <style:style style:name="T13_11" style:family="text"/>
    <style:style style:name="T13_12" style:family="text">
      <style:text-properties fo:color="#0000ff" style:text-underline-style="solid" style:text-underline-color="font-color"/>
    </style:style>
    <style:style style:name="T13_13" style:family="text"/>
    <style:style style:name="T13_14" style:family="text">
      <style:text-properties fo:color="#0000ff" style:text-underline-style="solid" style:text-underline-color="font-color"/>
    </style:style>
    <style:style style:name="T13_15" style:family="text"/>
    <style:style style:name="T13_16" style:family="text">
      <style:text-properties fo:color="#0000ff" style:text-underline-style="solid" style:text-underline-color="font-color"/>
    </style:style>
    <style:style style:name="T13_17" style:family="text"/>
    <style:style style:name="T13_18" style:family="text">
      <style:text-properties fo:color="#0000ff" style:text-underline-style="solid" style:text-underline-color="font-color"/>
    </style:style>
    <style:style style:name="T13_19" style:family="text"/>
    <style:style style:name="T13_20" style:family="text">
      <style:text-properties fo:color="#0000ff" style:text-underline-style="solid" style:text-underline-color="font-color"/>
    </style:style>
    <style:style style:name="T13_21" style:family="text"/>
    <style:style style:name="T13_22" style:family="text">
      <style:text-properties fo:color="#0000ff" style:text-underline-style="solid" style:text-underline-color="font-color"/>
    </style:style>
    <style:style style:name="T13_23" style:family="text"/>
    <style:style style:name="T13_24" style:family="text">
      <style:text-properties fo:color="#0000ff" style:text-underline-style="solid" style:text-underline-color="font-color"/>
    </style:style>
    <style:style style:name="T13_25" style:family="text"/>
    <style:style style:name="T13_26" style:family="text">
      <style:text-properties fo:color="#0000ff" style:text-underline-style="solid" style:text-underline-color="font-color"/>
    </style:style>
    <style:style style:name="T13_27" style:family="text"/>
    <style:style style:name="T13_28" style:family="text">
      <style:text-properties fo:color="#0000ff" style:text-underline-style="solid" style:text-underline-color="font-color"/>
    </style:style>
    <style:style style:name="T13_29" style:family="text"/>
    <style:style style:name="T13_30" style:family="text">
      <style:text-properties fo:color="#0000ff" style:text-underline-style="solid" style:text-underline-color="font-color"/>
    </style:style>
    <style:style style:name="T13_31" style:family="text"/>
    <style:style style:name="T13_32" style:family="text">
      <style:text-properties fo:color="#0000ff" style:text-underline-style="solid" style:text-underline-color="font-color"/>
    </style:style>
    <style:style style:name="T13_33" style:family="text"/>
    <style:style style:name="T13_34" style:family="text">
      <style:text-properties fo:color="#0000ff" style:text-underline-style="solid" style:text-underline-color="font-color"/>
    </style:style>
    <style:style style:name="T13_35" style:family="text"/>
    <style:style style:name="T13_36" style:family="text">
      <style:text-properties fo:color="#0000ff" style:text-underline-style="solid" style:text-underline-color="font-color"/>
    </style:style>
    <style:style style:name="T13_37" style:family="text"/>
    <style:style style:name="T13_38" style:family="text">
      <style:text-properties fo:color="#0000ff" style:text-underline-style="solid" style:text-underline-color="font-color"/>
    </style:style>
    <style:style style:name="T13_39" style:family="text"/>
    <style:style style:name="T13_40" style:family="text">
      <style:text-properties fo:color="#0000ff" style:text-underline-style="solid" style:text-underline-color="font-color"/>
    </style:style>
    <style:style style:name="T13_41" style:family="text"/>
    <style:style style:name="T13_42" style:family="text">
      <style:text-properties fo:color="#0000ff" style:text-underline-style="solid" style:text-underline-color="font-color"/>
    </style:style>
    <style:style style:name="T13_43" style:family="text"/>
    <style:style style:name="T13_44" style:family="text">
      <style:text-properties fo:color="#0000ff" style:text-underline-style="solid" style:text-underline-color="font-color"/>
    </style:style>
    <style:style style:name="T13_45" style:family="text"/>
    <style:style style:name="T13_46" style:family="text">
      <style:text-properties fo:color="#0000ff" style:text-underline-style="solid" style:text-underline-color="font-color"/>
    </style:style>
    <style:style style:name="T13_47" style:family="text"/>
    <style:style style:name="T13_48" style:family="text">
      <style:text-properties fo:color="#0000ff" style:text-underline-style="solid" style:text-underline-color="font-color"/>
    </style:style>
    <style:style style:name="T13_49" style:family="text"/>
    <style:style style:name="T13_50" style:family="text">
      <style:text-properties fo:color="#0000ff" style:text-underline-style="solid" style:text-underline-color="font-color"/>
    </style:style>
    <style:style style:name="T13_51" style:family="text"/>
    <style:style style:name="T13_52" style:family="text">
      <style:text-properties fo:color="#0000ff" style:text-underline-style="solid" style:text-underline-color="font-color"/>
    </style:style>
    <style:style style:name="T13_53" style:family="text"/>
    <style:style style:name="T13_54" style:family="text">
      <style:text-properties fo:color="#0000ff" style:text-underline-style="solid" style:text-underline-color="font-color"/>
    </style:style>
    <style:style style:name="T13_55" style:family="text"/>
    <style:style style:name="T13_56" style:family="text">
      <style:text-properties fo:color="#0000ff" style:text-underline-style="solid" style:text-underline-color="font-color"/>
    </style:style>
    <style:style style:name="T13_57" style:family="text"/>
    <style:style style:name="T13_58" style:family="text">
      <style:text-properties fo:color="#0000ff" style:text-underline-style="solid" style:text-underline-color="font-color"/>
    </style:style>
    <style:style style:name="T13_59" style:family="text"/>
    <style:style style:name="T13_60" style:family="text">
      <style:text-properties fo:color="#0000ff" style:text-underline-style="solid" style:text-underline-color="font-color"/>
    </style:style>
    <style:style style:name="T13_61" style:family="text"/>
    <style:style style:name="T13_62" style:family="text">
      <style:text-properties fo:color="#0000ff" style:text-underline-style="solid" style:text-underline-color="font-color"/>
    </style:style>
    <style:style style:name="T13_63" style:family="text"/>
    <style:style style:name="T13_64" style:family="text">
      <style:text-properties fo:color="#0000ff" style:text-underline-style="solid" style:text-underline-color="font-color"/>
    </style:style>
    <style:style style:name="T13_65" style:family="text"/>
    <style:style style:name="T13_66" style:family="text">
      <style:text-properties fo:color="#0000ff" style:text-underline-style="solid" style:text-underline-color="font-color"/>
    </style:style>
    <style:style style:name="T13_67" style:family="text"/>
    <style:style style:name="T13_68" style:family="text">
      <style:text-properties fo:color="#0000ff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bottom="0cm" style:writing-mode="lr-tb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>
      <style:text-properties fo:color="#0000ff" style:text-underline-style="solid" style:text-underline-color="font-color"/>
    </style:style>
    <style:style style:name="T15_4" style:family="text"/>
    <style:style style:name="T15_5" style:family="text">
      <style:text-properties fo:color="#0000ff" style:text-underline-style="solid" style:text-underline-color="font-color"/>
    </style:style>
    <style:style style:name="T15_6" style:family="text"/>
    <style:style style:name="T15_7" style:family="text">
      <style:text-properties fo:color="#0000ff" style:text-underline-style="solid" style:text-underline-color="font-color"/>
    </style:style>
    <style:style style:name="T15_8" style:family="text"/>
    <style:style style:name="T15_9" style:family="text">
      <style:text-properties fo:color="#0000ff" style:text-underline-style="solid" style:text-underline-color="font-color"/>
    </style:style>
    <style:style style:name="T15_10" style:family="text"/>
    <style:style style:name="T15_11" style:family="text">
      <style:text-properties fo:color="#0000ff" style:text-underline-style="solid" style:text-underline-color="font-color"/>
    </style:style>
    <style:style style:name="T15_12" style:family="text"/>
    <style:style style:name="T15_13" style:family="text">
      <style:text-properties fo:color="#0000ff" style:text-underline-style="solid" style:text-underline-color="font-color"/>
    </style:style>
    <style:style style:name="T15_14" style:family="text"/>
    <style:style style:name="T15_15" style:family="text">
      <style:text-properties fo:color="#0000ff" style:text-underline-style="solid" style:text-underline-color="font-color"/>
    </style:style>
    <style:style style:name="T15_16" style:family="text"/>
    <style:style style:name="T15_17" style:family="text">
      <style:text-properties fo:color="#0000ff" style:text-underline-style="solid" style:text-underline-color="font-color"/>
    </style:style>
    <style:style style:name="T15_18" style:family="text"/>
    <style:style style:name="T15_19" style:family="text">
      <style:text-properties fo:color="#0000ff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P17" style:family="paragraph" style:parent-style-name="Standard">
      <style:paragraph-properties fo:break-before="auto" fo:line-height="115%" fo:margin-bottom="0cm" style:writing-mode="lr-tb"/>
    </style:style>
    <style:style style:name="P18" style:family="paragraph" style:parent-style-name="Standard">
      <style:paragraph-properties fo:break-before="auto" fo:line-height="115%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>
      <style:text-properties fo:color="#0000ff" style:text-underline-style="solid" style:text-underline-color="font-color"/>
    </style:style>
    <style:style style:name="T19_9" style:family="text"/>
    <style:style style:name="T19_10" style:family="text">
      <style:text-properties fo:color="#0000ff" style:text-underline-style="solid" style:text-underline-color="font-color"/>
    </style:style>
    <style:style style:name="T19_11" style:family="text"/>
    <style:style style:name="T19_12" style:family="text">
      <style:text-properties fo:color="#0000ff" style:text-underline-style="solid" style:text-underline-color="font-color"/>
    </style:style>
    <style:style style:name="T19_13" style:family="text"/>
    <style:style style:name="T19_14" style:family="text">
      <style:text-properties fo:color="#0000ff" style:text-underline-style="solid" style:text-underline-color="font-color"/>
    </style:style>
    <style:style style:name="T19_15" style:family="text"/>
    <style:style style:name="T19_16" style:family="text">
      <style:text-properties fo:color="#0000ff" style:text-underline-style="solid" style:text-underline-color="font-color"/>
    </style:style>
    <style:style style:name="T19_17" style:family="text"/>
    <style:style style:name="T19_18" style:family="text">
      <style:text-properties fo:color="#0000ff" style:text-underline-style="solid" style:text-underline-color="font-color"/>
    </style:style>
    <style:style style:name="T19_19" style:family="text"/>
    <style:style style:name="T19_20" style:family="text">
      <style:text-properties fo:color="#0000ff" style:text-underline-style="solid" style:text-underline-color="font-color"/>
    </style:style>
    <style:style style:name="T19_21" style:family="text"/>
    <style:style style:name="T19_22" style:family="text">
      <style:text-properties fo:color="#0000ff" style:text-underline-style="solid" style:text-underline-color="font-color"/>
    </style:style>
    <style:style style:name="T19_23" style:family="text"/>
    <style:style style:name="T19_24" style:family="text">
      <style:text-properties fo:color="#0000ff" style:text-underline-style="solid" style:text-underline-color="font-color"/>
    </style:style>
    <style:style style:name="T19_25" style:family="text"/>
    <style:style style:name="T19_26" style:family="text">
      <style:text-properties fo:color="#0000ff" style:text-underline-style="solid" style:text-underline-color="font-color"/>
    </style:style>
    <style:style style:name="T19_27" style:family="text"/>
    <style:style style:name="T19_28" style:family="text">
      <style:text-properties fo:color="#0000ff" style:text-underline-style="solid" style:text-underline-color="font-color"/>
    </style:style>
    <style:style style:name="T19_29" style:family="text"/>
    <style:style style:name="T19_30" style:family="text">
      <style:text-properties fo:color="#0000ff" style:text-underline-style="solid" style:text-underline-color="font-color"/>
    </style:style>
    <style:style style:name="T19_31" style:family="text"/>
    <style:style style:name="T19_32" style:family="text">
      <style:text-properties fo:color="#0000ff" style:text-underline-style="solid" style:text-underline-color="font-color"/>
    </style:style>
    <style:style style:name="T19_33" style:family="text"/>
    <style:style style:name="T19_34" style:family="text">
      <style:text-properties fo:color="#0000ff" style:text-underline-style="solid" style:text-underline-color="font-color"/>
    </style:style>
    <style:style style:name="T19_35" style:family="text"/>
    <style:style style:name="T19_36" style:family="text">
      <style:text-properties fo:color="#0000ff" style:text-underline-style="solid" style:text-underline-color="font-color"/>
    </style:style>
    <style:style style:name="T19_37" style:family="text"/>
    <style:style style:name="T19_38" style:family="text">
      <style:text-properties fo:color="#0000ff" style:text-underline-style="solid" style:text-underline-color="font-color"/>
    </style:style>
    <style:style style:name="T19_39" style:family="text"/>
    <style:style style:name="T19_40" style:family="text">
      <style:text-properties fo:color="#0000ff" style:text-underline-style="solid" style:text-underline-color="font-color"/>
    </style:style>
    <style:style style:name="T19_41" style:family="text"/>
    <style:style style:name="T19_42" style:family="text">
      <style:text-properties fo:color="#0000ff" style:text-underline-style="solid" style:text-underline-color="font-color"/>
    </style:style>
    <style:style style:name="T19_43" style:family="text"/>
    <style:style style:name="T19_44" style:family="text">
      <style:text-properties fo:color="#0000ff" style:text-underline-style="solid" style:text-underline-color="font-color"/>
    </style:style>
    <style:style style:name="T19_45" style:family="text"/>
    <style:style style:name="T19_46" style:family="text">
      <style:text-properties fo:color="#0000ff" style:text-underline-style="solid" style:text-underline-color="font-color"/>
    </style:style>
    <style:style style:name="T19_47" style:family="text"/>
    <style:style style:name="T19_48" style:family="text">
      <style:text-properties fo:color="#0000ff" style:text-underline-style="solid" style:text-underline-color="font-color"/>
    </style:style>
    <style:style style:name="T19_49" style:family="text"/>
    <style:style style:name="T19_50" style:family="text">
      <style:text-properties fo:color="#0000ff" style:text-underline-style="solid" style:text-underline-color="font-color"/>
    </style:style>
    <style:style style:name="T19_51" style:family="text"/>
    <style:style style:name="T19_52" style:family="text">
      <style:text-properties fo:color="#0000ff" style:text-underline-style="solid" style:text-underline-color="font-color"/>
    </style:style>
    <style:style style:name="T19_53" style:family="text"/>
    <style:style style:name="T19_54" style:family="text">
      <style:text-properties fo:color="#0000ff" style:text-underline-style="solid" style:text-underline-color="font-color"/>
    </style:style>
    <style:style style:name="T19_55" style:family="text"/>
    <style:style style:name="T19_56" style:family="text">
      <style:text-properties fo:color="#0000ff" style:text-underline-style="solid" style:text-underline-color="font-color"/>
    </style:style>
    <style:style style:name="T19_57" style:family="text"/>
    <style:style style:name="T19_58" style:family="text">
      <style:text-properties fo:color="#0000ff" style:text-underline-style="solid" style:text-underline-color="font-color"/>
    </style:style>
    <style:style style:name="T19_59" style:family="text"/>
    <style:style style:name="T19_60" style:family="text">
      <style:text-properties fo:color="#0000ff" style:text-underline-style="solid" style:text-underline-color="font-color"/>
    </style:style>
    <style:style style:name="T19_61" style:family="text"/>
    <style:style style:name="T19_62" style:family="text">
      <style:text-properties fo:color="#0000ff" style:text-underline-style="solid" style:text-underline-color="font-color"/>
    </style:style>
    <style:style style:name="T19_63" style:family="text"/>
    <style:style style:name="T19_64" style:family="text">
      <style:text-properties fo:color="#0000ff" style:text-underline-style="solid" style:text-underline-color="font-color"/>
    </style:style>
    <style:style style:name="T19_65" style:family="text"/>
    <style:style style:name="T19_66" style:family="text">
      <style:text-properties fo:color="#0000ff" style:text-underline-style="solid" style:text-underline-color="font-color"/>
    </style:style>
    <style:style style:name="T19_67" style:family="text"/>
    <style:style style:name="T19_68" style:family="text">
      <style:text-properties fo:color="#0000ff" style:text-underline-style="solid" style:text-underline-color="font-color"/>
    </style:style>
    <style:style style:name="T19_69" style:family="text"/>
    <style:style style:name="T19_70" style:family="text">
      <style:text-properties fo:color="#0000ff" style:text-underline-style="solid" style:text-underline-color="font-color"/>
    </style:style>
    <style:style style:name="T19_71" style:family="text"/>
    <style:style style:name="T19_72" style:family="text">
      <style:text-properties fo:color="#0000ff" style:text-underline-style="solid" style:text-underline-color="font-color"/>
    </style:style>
    <style:style style:name="T19_73" style:family="text"/>
    <style:style style:name="T19_74" style:family="text">
      <style:text-properties fo:color="#0000ff" style:text-underline-style="solid" style:text-underline-color="font-color"/>
    </style:style>
    <style:style style:name="P20" style:family="paragraph" style:parent-style-name="Standard">
      <style:paragraph-properties fo:break-before="auto" fo:line-height="115%" fo:margin-bottom="0cm" style:writing-mode="lr-tb"/>
    </style:style>
    <style:style style:name="P21" style:family="paragraph" style:parent-style-name="Standard">
      <style:paragraph-properties fo:break-before="auto" fo:line-height="115%" fo:margin-bottom="0cm" style:writing-mode="lr-tb"/>
    </style:style>
    <style:style style:name="T21_1" style:family="text"/>
    <style:style style:name="T21_2" style:family="text"/>
    <style:style style:name="T21_3" style:family="text">
      <style:text-properties fo:color="#0000ff" style:text-underline-style="solid" style:text-underline-color="font-color"/>
    </style:style>
    <style:style style:name="T21_4" style:family="text"/>
    <style:style style:name="T21_5" style:family="text">
      <style:text-properties fo:color="#0000ff" style:text-underline-style="solid" style:text-underline-color="font-color"/>
    </style:style>
    <style:style style:name="T21_6" style:family="text"/>
    <style:style style:name="T21_7" style:family="text">
      <style:text-properties fo:color="#0000ff" style:text-underline-style="solid" style:text-underline-color="font-color"/>
    </style:style>
    <style:style style:name="T21_8" style:family="text"/>
    <style:style style:name="T21_9" style:family="text">
      <style:text-properties fo:color="#0000ff" style:text-underline-style="solid" style:text-underline-color="font-color"/>
    </style:style>
    <style:style style:name="T21_10" style:family="text"/>
    <style:style style:name="T21_11" style:family="text">
      <style:text-properties fo:color="#0000ff" style:text-underline-style="solid" style:text-underline-color="font-color"/>
    </style:style>
    <style:style style:name="T21_12" style:family="text"/>
    <style:style style:name="T21_13" style:family="text">
      <style:text-properties fo:color="#0000ff" style:text-underline-style="solid" style:text-underline-color="font-color"/>
    </style:style>
    <style:style style:name="T21_14" style:family="text"/>
    <style:style style:name="T21_15" style:family="text">
      <style:text-properties fo:color="#0000ff" style:text-underline-style="solid" style:text-underline-color="font-color"/>
    </style:style>
    <style:style style:name="T21_16" style:family="text"/>
    <style:style style:name="P22" style:family="paragraph" style:parent-style-name="Standard">
      <style:paragraph-properties fo:break-before="auto" fo:line-height="115%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P23" style:family="paragraph" style:parent-style-name="Standard">
      <style:paragraph-properties fo:break-before="auto" fo:line-height="115%" fo:margin-bottom="0cm" style:writing-mode="lr-tb"/>
    </style:style>
    <style:style style:name="P24" style:family="paragraph" style:parent-style-name="Standard">
      <style:paragraph-properties fo:break-before="auto" fo:line-height="115%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>
      <style:text-properties fo:color="#0000ff" style:text-underline-style="solid" style:text-underline-color="font-color"/>
    </style:style>
    <style:style style:name="T24_9" style:family="text"/>
    <style:style style:name="T24_10" style:family="text">
      <style:text-properties fo:color="#0000ff" style:text-underline-style="solid" style:text-underline-color="font-color"/>
    </style:style>
    <style:style style:name="T24_11" style:family="text"/>
    <style:style style:name="T24_12" style:family="text">
      <style:text-properties fo:color="#0000ff" style:text-underline-style="solid" style:text-underline-color="font-color"/>
    </style:style>
    <style:style style:name="T24_13" style:family="text"/>
    <style:style style:name="T24_14" style:family="text">
      <style:text-properties fo:color="#0000ff" style:text-underline-style="solid" style:text-underline-color="font-color"/>
    </style:style>
    <style:style style:name="T24_15" style:family="text"/>
    <style:style style:name="T24_16" style:family="text">
      <style:text-properties fo:color="#0000ff" style:text-underline-style="solid" style:text-underline-color="font-color"/>
    </style:style>
    <style:style style:name="T24_17" style:family="text"/>
    <style:style style:name="T24_18" style:family="text">
      <style:text-properties fo:color="#0000ff" style:text-underline-style="solid" style:text-underline-color="font-color"/>
    </style:style>
    <style:style style:name="T24_19" style:family="text"/>
    <style:style style:name="T24_20" style:family="text">
      <style:text-properties fo:color="#0000ff" style:text-underline-style="solid" style:text-underline-color="font-color"/>
    </style:style>
    <style:style style:name="T24_21" style:family="text"/>
    <style:style style:name="T24_22" style:family="text">
      <style:text-properties fo:color="#0000ff" style:text-underline-style="solid" style:text-underline-color="font-color"/>
    </style:style>
    <style:style style:name="T24_23" style:family="text"/>
    <style:style style:name="T24_24" style:family="text">
      <style:text-properties fo:color="#0000ff" style:text-underline-style="solid" style:text-underline-color="font-color"/>
    </style:style>
    <style:style style:name="T24_25" style:family="text"/>
    <style:style style:name="T24_26" style:family="text">
      <style:text-properties fo:color="#0000ff" style:text-underline-style="solid" style:text-underline-color="font-color"/>
    </style:style>
    <style:style style:name="T24_27" style:family="text"/>
    <style:style style:name="T24_28" style:family="text">
      <style:text-properties fo:color="#0000ff" style:text-underline-style="solid" style:text-underline-color="font-color"/>
    </style:style>
    <style:style style:name="T24_29" style:family="text"/>
    <style:style style:name="T24_30" style:family="text">
      <style:text-properties fo:color="#0000ff" style:text-underline-style="solid" style:text-underline-color="font-color"/>
    </style:style>
    <style:style style:name="T24_31" style:family="text"/>
    <style:style style:name="T24_32" style:family="text">
      <style:text-properties fo:color="#0000ff" style:text-underline-style="solid" style:text-underline-color="font-color"/>
    </style:style>
    <style:style style:name="T24_33" style:family="text"/>
    <style:style style:name="T24_34" style:family="text">
      <style:text-properties fo:color="#0000ff" style:text-underline-style="solid" style:text-underline-color="font-color"/>
    </style:style>
    <style:style style:name="T24_35" style:family="text"/>
    <style:style style:name="T24_36" style:family="text">
      <style:text-properties fo:color="#0000ff" style:text-underline-style="solid" style:text-underline-color="font-color"/>
    </style:style>
    <style:style style:name="T24_37" style:family="text"/>
    <style:style style:name="T24_38" style:family="text">
      <style:text-properties fo:color="#0000ff" style:text-underline-style="solid" style:text-underline-color="font-color"/>
    </style:style>
    <style:style style:name="T24_39" style:family="text"/>
    <style:style style:name="T24_40" style:family="text">
      <style:text-properties fo:color="#0000ff" style:text-underline-style="solid" style:text-underline-color="font-color"/>
    </style:style>
    <style:style style:name="T24_41" style:family="text"/>
    <style:style style:name="T24_42" style:family="text">
      <style:text-properties fo:color="#0000ff" style:text-underline-style="solid" style:text-underline-color="font-color"/>
    </style:style>
    <style:style style:name="T24_43" style:family="text"/>
    <style:style style:name="T24_44" style:family="text">
      <style:text-properties fo:color="#0000ff" style:text-underline-style="solid" style:text-underline-color="font-color"/>
    </style:style>
    <style:style style:name="T24_45" style:family="text"/>
    <style:style style:name="T24_46" style:family="text">
      <style:text-properties fo:color="#0000ff" style:text-underline-style="solid" style:text-underline-color="font-color"/>
    </style:style>
    <style:style style:name="T24_47" style:family="text"/>
    <style:style style:name="T24_48" style:family="text">
      <style:text-properties fo:color="#0000ff" style:text-underline-style="solid" style:text-underline-color="font-color"/>
    </style:style>
    <style:style style:name="T24_49" style:family="text"/>
    <style:style style:name="T24_50" style:family="text">
      <style:text-properties fo:color="#0000ff" style:text-underline-style="solid" style:text-underline-color="font-color"/>
    </style:style>
    <style:style style:name="T24_51" style:family="text"/>
    <style:style style:name="T24_52" style:family="text">
      <style:text-properties fo:color="#0000ff" style:text-underline-style="solid" style:text-underline-color="font-color"/>
    </style:style>
    <style:style style:name="T24_53" style:family="text"/>
    <style:style style:name="T24_54" style:family="text">
      <style:text-properties fo:color="#0000ff" style:text-underline-style="solid" style:text-underline-color="font-color"/>
    </style:style>
    <style:style style:name="T24_55" style:family="text"/>
    <style:style style:name="T24_56" style:family="text">
      <style:text-properties fo:color="#0000ff" style:text-underline-style="solid" style:text-underline-color="font-color"/>
    </style:style>
    <style:style style:name="T24_57" style:family="text"/>
    <style:style style:name="T24_58" style:family="text">
      <style:text-properties fo:color="#0000ff" style:text-underline-style="solid" style:text-underline-color="font-color"/>
    </style:style>
    <style:style style:name="T24_59" style:family="text"/>
    <style:style style:name="T24_60" style:family="text">
      <style:text-properties fo:color="#0000ff" style:text-underline-style="solid" style:text-underline-color="font-color"/>
    </style:style>
    <style:style style:name="T24_61" style:family="text"/>
    <style:style style:name="T24_62" style:family="text">
      <style:text-properties fo:color="#0000ff" style:text-underline-style="solid" style:text-underline-color="font-color"/>
    </style:style>
    <style:style style:name="T24_63" style:family="text"/>
    <style:style style:name="T24_64" style:family="text">
      <style:text-properties fo:color="#0000ff" style:text-underline-style="solid" style:text-underline-color="font-color"/>
    </style:style>
    <style:style style:name="P25" style:family="paragraph" style:parent-style-name="Standard">
      <style:paragraph-properties fo:break-before="auto" fo:line-height="115%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>
      <style:text-properties fo:color="#0000ff" style:text-underline-style="solid" style:text-underline-color="font-color"/>
    </style:style>
    <style:style style:name="T25_9" style:family="text"/>
    <style:style style:name="T25_10" style:family="text">
      <style:text-properties fo:color="#0000ff" style:text-underline-style="solid" style:text-underline-color="font-color"/>
    </style:style>
    <style:style style:name="T25_11" style:family="text"/>
    <style:style style:name="T25_12" style:family="text">
      <style:text-properties fo:color="#0000ff" style:text-underline-style="solid" style:text-underline-color="font-color"/>
    </style:style>
    <style:style style:name="T25_13" style:family="text"/>
    <style:style style:name="T25_14" style:family="text">
      <style:text-properties fo:color="#0000ff" style:text-underline-style="solid" style:text-underline-color="font-color"/>
    </style:style>
    <style:style style:name="T25_15" style:family="text"/>
    <style:style style:name="T25_16" style:family="text">
      <style:text-properties fo:color="#0000ff" style:text-underline-style="solid" style:text-underline-color="font-color"/>
    </style:style>
    <style:style style:name="T25_17" style:family="text"/>
    <style:style style:name="T25_18" style:family="text">
      <style:text-properties fo:color="#0000ff" style:text-underline-style="solid" style:text-underline-color="font-color"/>
    </style:style>
    <style:style style:name="T25_19" style:family="text"/>
    <style:style style:name="T25_20" style:family="text">
      <style:text-properties fo:color="#0000ff" style:text-underline-style="solid" style:text-underline-color="font-color"/>
    </style:style>
    <style:style style:name="T25_21" style:family="text"/>
    <style:style style:name="T25_22" style:family="text">
      <style:text-properties fo:color="#0000ff" style:text-underline-style="solid" style:text-underline-color="font-color"/>
    </style:style>
    <style:style style:name="T25_23" style:family="text"/>
    <style:style style:name="T25_24" style:family="text">
      <style:text-properties fo:color="#0000ff" style:text-underline-style="solid" style:text-underline-color="font-color"/>
    </style:style>
    <style:style style:name="T25_25" style:family="text"/>
    <style:style style:name="T25_26" style:family="text">
      <style:text-properties fo:color="#0000ff" style:text-underline-style="solid" style:text-underline-color="font-color"/>
    </style:style>
    <style:style style:name="T25_27" style:family="text"/>
    <style:style style:name="T25_28" style:family="text">
      <style:text-properties fo:color="#0000ff" style:text-underline-style="solid" style:text-underline-color="font-color"/>
    </style:style>
    <style:style style:name="T25_29" style:family="text"/>
    <style:style style:name="T25_30" style:family="text">
      <style:text-properties fo:color="#0000ff" style:text-underline-style="solid" style:text-underline-color="font-color"/>
    </style:style>
    <style:style style:name="T25_31" style:family="text"/>
    <style:style style:name="T25_32" style:family="text">
      <style:text-properties fo:color="#0000ff" style:text-underline-style="solid" style:text-underline-color="font-color"/>
    </style:style>
    <style:style style:name="T25_33" style:family="text"/>
    <style:style style:name="T25_34" style:family="text">
      <style:text-properties fo:color="#0000ff" style:text-underline-style="solid" style:text-underline-color="font-color"/>
    </style:style>
    <style:style style:name="P26" style:family="paragraph" style:parent-style-name="Standard">
      <style:paragraph-properties fo:break-before="auto" fo:line-height="115%" fo:margin-bottom="0cm" style:writing-mode="lr-tb"/>
    </style:style>
    <style:style style:name="P27" style:family="paragraph" style:parent-style-name="Standard">
      <style:paragraph-properties fo:break-before="auto" fo:line-height="115%" fo:margin-bottom="0cm" style:writing-mode="lr-tb"/>
    </style:style>
    <style:style style:name="T27_1" style:family="text"/>
    <style:style style:name="T27_2" style:family="text"/>
    <style:style style:name="T27_3" style:family="text">
      <style:text-properties fo:color="#0000ff" style:text-underline-style="solid" style:text-underline-color="font-color"/>
    </style:style>
    <style:style style:name="T27_4" style:family="text"/>
    <style:style style:name="T27_5" style:family="text">
      <style:text-properties fo:color="#0000ff" style:text-underline-style="solid" style:text-underline-color="font-color"/>
    </style:style>
    <style:style style:name="T27_6" style:family="text"/>
    <style:style style:name="T27_7" style:family="text">
      <style:text-properties fo:color="#0000ff" style:text-underline-style="solid" style:text-underline-color="font-color"/>
    </style:style>
    <style:style style:name="T27_8" style:family="text"/>
    <style:style style:name="T27_9" style:family="text">
      <style:text-properties fo:color="#0000ff" style:text-underline-style="solid" style:text-underline-color="font-color"/>
    </style:style>
    <style:style style:name="T27_10" style:family="text"/>
    <style:style style:name="T27_11" style:family="text">
      <style:text-properties fo:color="#0000ff" style:text-underline-style="solid" style:text-underline-color="font-color"/>
    </style:style>
    <style:style style:name="T27_12" style:family="text"/>
    <style:style style:name="T27_13" style:family="text">
      <style:text-properties fo:color="#0000ff" style:text-underline-style="solid" style:text-underline-color="font-color"/>
    </style:style>
    <style:style style:name="T27_14" style:family="text"/>
    <style:style style:name="T27_15" style:family="text">
      <style:text-properties fo:color="#0000ff" style:text-underline-style="solid" style:text-underline-color="font-color"/>
    </style:style>
    <style:style style:name="P28" style:family="paragraph" style:parent-style-name="Standard">
      <style:paragraph-properties fo:break-before="auto" fo:line-height="115%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P29" style:family="paragraph" style:parent-style-name="Standard">
      <style:paragraph-properties fo:break-before="auto" fo:line-height="115%" fo:margin-bottom="0cm" style:writing-mode="lr-tb"/>
    </style:style>
    <style:style style:name="P30" style:family="paragraph" style:parent-style-name="Standard">
      <style:paragraph-properties fo:break-before="auto" fo:line-height="115%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>
      <style:text-properties fo:color="#0000ff" style:text-underline-style="solid" style:text-underline-color="font-color"/>
    </style:style>
    <style:style style:name="T31_9" style:family="text"/>
    <style:style style:name="T31_10" style:family="text">
      <style:text-properties fo:color="#0000ff" style:text-underline-style="solid" style:text-underline-color="font-color"/>
    </style:style>
    <style:style style:name="T31_11" style:family="text"/>
    <style:style style:name="T31_12" style:family="text">
      <style:text-properties fo:color="#0000ff" style:text-underline-style="solid" style:text-underline-color="font-color"/>
    </style:style>
    <style:style style:name="T31_13" style:family="text"/>
    <style:style style:name="T31_14" style:family="text">
      <style:text-properties fo:color="#0000ff" style:text-underline-style="solid" style:text-underline-color="font-color"/>
    </style:style>
    <style:style style:name="T31_15" style:family="text"/>
    <style:style style:name="T31_16" style:family="text">
      <style:text-properties fo:color="#0000ff" style:text-underline-style="solid" style:text-underline-color="font-color"/>
    </style:style>
    <style:style style:name="T31_17" style:family="text"/>
    <style:style style:name="T31_18" style:family="text">
      <style:text-properties fo:color="#0000ff" style:text-underline-style="solid" style:text-underline-color="font-color"/>
    </style:style>
    <style:style style:name="T31_19" style:family="text"/>
    <style:style style:name="T31_20" style:family="text">
      <style:text-properties fo:color="#0000ff" style:text-underline-style="solid" style:text-underline-color="font-color"/>
    </style:style>
    <style:style style:name="T31_21" style:family="text"/>
    <style:style style:name="T31_22" style:family="text">
      <style:text-properties fo:color="#0000ff" style:text-underline-style="solid" style:text-underline-color="font-color"/>
    </style:style>
    <style:style style:name="T31_23" style:family="text"/>
    <style:style style:name="T31_24" style:family="text">
      <style:text-properties fo:color="#0000ff" style:text-underline-style="solid" style:text-underline-color="font-color"/>
    </style:style>
    <style:style style:name="T31_25" style:family="text"/>
    <style:style style:name="T31_26" style:family="text">
      <style:text-properties fo:color="#0000ff" style:text-underline-style="solid" style:text-underline-color="font-color"/>
    </style:style>
    <style:style style:name="T31_27" style:family="text"/>
    <style:style style:name="T31_28" style:family="text">
      <style:text-properties fo:color="#0000ff" style:text-underline-style="solid" style:text-underline-color="font-color"/>
    </style:style>
    <style:style style:name="T31_29" style:family="text"/>
    <style:style style:name="T31_30" style:family="text">
      <style:text-properties fo:color="#0000ff" style:text-underline-style="solid" style:text-underline-color="font-color"/>
    </style:style>
    <style:style style:name="T31_31" style:family="text"/>
    <style:style style:name="T31_32" style:family="text">
      <style:text-properties fo:color="#0000ff" style:text-underline-style="solid" style:text-underline-color="font-color"/>
    </style:style>
    <style:style style:name="T31_33" style:family="text"/>
    <style:style style:name="T31_34" style:family="text">
      <style:text-properties fo:color="#0000ff" style:text-underline-style="solid" style:text-underline-color="font-color"/>
    </style:style>
    <style:style style:name="T31_35" style:family="text"/>
    <style:style style:name="T31_36" style:family="text">
      <style:text-properties fo:color="#0000ff" style:text-underline-style="solid" style:text-underline-color="font-color"/>
    </style:style>
    <style:style style:name="T31_37" style:family="text"/>
    <style:style style:name="T31_38" style:family="text">
      <style:text-properties fo:color="#0000ff" style:text-underline-style="solid" style:text-underline-color="font-color"/>
    </style:style>
    <style:style style:name="T31_39" style:family="text"/>
    <style:style style:name="T31_40" style:family="text">
      <style:text-properties fo:color="#0000ff" style:text-underline-style="solid" style:text-underline-color="font-color"/>
    </style:style>
    <style:style style:name="T31_41" style:family="text"/>
    <style:style style:name="T31_42" style:family="text">
      <style:text-properties fo:color="#0000ff" style:text-underline-style="solid" style:text-underline-color="font-color"/>
    </style:style>
    <style:style style:name="T31_43" style:family="text"/>
    <style:style style:name="T31_44" style:family="text">
      <style:text-properties fo:color="#0000ff" style:text-underline-style="solid" style:text-underline-color="font-color"/>
    </style:style>
    <style:style style:name="T31_45" style:family="text"/>
    <style:style style:name="T31_46" style:family="text">
      <style:text-properties fo:color="#0000ff" style:text-underline-style="solid" style:text-underline-color="font-color"/>
    </style:style>
    <style:style style:name="T31_47" style:family="text"/>
    <style:style style:name="T31_48" style:family="text">
      <style:text-properties fo:color="#0000ff" style:text-underline-style="solid" style:text-underline-color="font-color"/>
    </style:style>
    <style:style style:name="T31_49" style:family="text"/>
    <style:style style:name="T31_50" style:family="text">
      <style:text-properties fo:color="#0000ff" style:text-underline-style="solid" style:text-underline-color="font-color"/>
    </style:style>
    <style:style style:name="T31_51" style:family="text"/>
    <style:style style:name="T31_52" style:family="text">
      <style:text-properties fo:color="#0000ff" style:text-underline-style="solid" style:text-underline-color="font-color"/>
    </style:style>
    <style:style style:name="T31_53" style:family="text"/>
    <style:style style:name="T31_54" style:family="text">
      <style:text-properties fo:color="#0000ff" style:text-underline-style="solid" style:text-underline-color="font-color"/>
    </style:style>
    <style:style style:name="T31_55" style:family="text"/>
    <style:style style:name="T31_56" style:family="text">
      <style:text-properties fo:color="#0000ff" style:text-underline-style="solid" style:text-underline-color="font-color"/>
    </style:style>
    <style:style style:name="T31_57" style:family="text"/>
    <style:style style:name="T31_58" style:family="text">
      <style:text-properties fo:color="#0000ff" style:text-underline-style="solid" style:text-underline-color="font-color"/>
    </style:style>
    <style:style style:name="T31_59" style:family="text"/>
    <style:style style:name="T31_60" style:family="text">
      <style:text-properties fo:color="#0000ff" style:text-underline-style="solid" style:text-underline-color="font-color"/>
    </style:style>
    <style:style style:name="T31_61" style:family="text"/>
    <style:style style:name="T31_62" style:family="text">
      <style:text-properties fo:color="#0000ff" style:text-underline-style="solid" style:text-underline-color="font-color"/>
    </style:style>
    <style:style style:name="T31_63" style:family="text"/>
    <style:style style:name="T31_64" style:family="text">
      <style:text-properties fo:color="#0000ff" style:text-underline-style="solid" style:text-underline-color="font-color"/>
    </style:style>
    <style:style style:name="T31_65" style:family="text"/>
    <style:style style:name="T31_66" style:family="text">
      <style:text-properties fo:color="#0000ff" style:text-underline-style="solid" style:text-underline-color="font-color"/>
    </style:style>
    <style:style style:name="T31_67" style:family="text"/>
    <style:style style:name="T31_68" style:family="text">
      <style:text-properties fo:color="#0000ff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bottom="0cm" style:writing-mode="lr-tb"/>
    </style:style>
    <style:style style:name="P33" style:family="paragraph" style:parent-style-name="Standard">
      <style:paragraph-properties fo:break-before="auto" fo:line-height="115%" fo:margin-bottom="0cm" style:writing-mode="lr-tb"/>
    </style:style>
    <style:style style:name="T33_1" style:family="text"/>
    <style:style style:name="T33_2" style:family="text"/>
    <style:style style:name="T33_3" style:family="text">
      <style:text-properties fo:color="#0000ff" style:text-underline-style="solid" style:text-underline-color="font-color"/>
    </style:style>
    <style:style style:name="T33_4" style:family="text"/>
    <style:style style:name="T33_5" style:family="text">
      <style:text-properties fo:color="#0000ff" style:text-underline-style="solid" style:text-underline-color="font-color"/>
    </style:style>
    <style:style style:name="T33_6" style:family="text"/>
    <style:style style:name="T33_7" style:family="text">
      <style:text-properties fo:color="#0000ff" style:text-underline-style="solid" style:text-underline-color="font-color"/>
    </style:style>
    <style:style style:name="T33_8" style:family="text"/>
    <style:style style:name="T33_9" style:family="text">
      <style:text-properties fo:color="#0000ff" style:text-underline-style="solid" style:text-underline-color="font-color"/>
    </style:style>
    <style:style style:name="T33_10" style:family="text"/>
    <style:style style:name="T33_11" style:family="text">
      <style:text-properties fo:color="#0000ff" style:text-underline-style="solid" style:text-underline-color="font-color"/>
    </style:style>
    <style:style style:name="P34" style:family="paragraph" style:parent-style-name="Standard">
      <style:paragraph-properties fo:break-before="auto" fo:line-height="115%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T34_181" style:family="text"/>
    <style:style style:name="T34_182" style:family="text"/>
    <style:style style:name="T34_183" style:family="text"/>
    <style:style style:name="T34_184" style:family="text"/>
    <style:style style:name="T34_185" style:family="text"/>
    <style:style style:name="T34_186" style:family="text"/>
    <style:style style:name="T34_187" style:family="text"/>
    <style:style style:name="T34_188" style:family="text"/>
    <style:style style:name="T34_189" style:family="text"/>
    <style:style style:name="T34_190" style:family="text"/>
    <style:style style:name="T34_191" style:family="text"/>
    <style:style style:name="T34_192" style:family="text"/>
    <style:style style:name="T34_193" style:family="text"/>
    <style:style style:name="T34_194" style:family="text"/>
    <style:style style:name="T34_195" style:family="text"/>
    <style:style style:name="T34_196" style:family="text"/>
    <style:style style:name="T34_197" style:family="text"/>
    <style:style style:name="T34_198" style:family="text"/>
    <style:style style:name="T34_199" style:family="text"/>
    <style:style style:name="T34_200" style:family="text"/>
    <style:style style:name="T34_201" style:family="text"/>
    <style:style style:name="T34_202" style:family="text"/>
    <style:style style:name="T34_203" style:family="text"/>
    <style:style style:name="T34_204" style:family="text"/>
    <style:style style:name="T34_205" style:family="text"/>
    <style:style style:name="T34_206" style:family="text"/>
    <style:style style:name="T34_207" style:family="text"/>
    <style:style style:name="T34_208" style:family="text"/>
    <style:style style:name="T34_209" style:family="text"/>
    <style:style style:name="T34_210" style:family="text"/>
    <style:style style:name="T34_211" style:family="text"/>
    <style:style style:name="T34_212" style:family="text"/>
    <style:style style:name="T34_213" style:family="text"/>
    <style:style style:name="T34_214" style:family="text"/>
    <style:style style:name="T34_215" style:family="text"/>
    <style:style style:name="T34_216" style:family="text"/>
    <style:style style:name="T34_217" style:family="text"/>
    <style:style style:name="T34_218" style:family="text"/>
    <style:style style:name="T34_219" style:family="text"/>
    <style:style style:name="T34_220" style:family="text"/>
    <style:style style:name="T34_221" style:family="text"/>
    <style:style style:name="T34_222" style:family="text"/>
    <style:style style:name="T34_223" style:family="text"/>
    <style:style style:name="T34_224" style:family="text"/>
    <style:style style:name="T34_225" style:family="text"/>
    <style:style style:name="T34_226" style:family="text"/>
    <style:style style:name="T34_227" style:family="text"/>
    <style:style style:name="T34_228" style:family="text"/>
    <style:style style:name="T34_229" style:family="text"/>
    <style:style style:name="T34_230" style:family="text"/>
    <style:style style:name="T34_231" style:family="text"/>
    <style:style style:name="T34_232" style:family="text"/>
    <style:style style:name="T34_233" style:family="text"/>
    <style:style style:name="T34_234" style:family="text"/>
    <style:style style:name="T34_235" style:family="text"/>
    <style:style style:name="T34_236" style:family="text"/>
    <style:style style:name="T34_237" style:family="text"/>
    <style:style style:name="T34_238" style:family="text"/>
    <style:style style:name="T34_239" style:family="text"/>
    <style:style style:name="T34_240" style:family="text"/>
    <style:style style:name="T34_241" style:family="text"/>
    <style:style style:name="T34_242" style:family="text"/>
    <style:style style:name="T34_243" style:family="text"/>
    <style:style style:name="T34_244" style:family="text"/>
    <style:style style:name="T34_245" style:family="text"/>
    <style:style style:name="T34_246" style:family="text"/>
    <style:style style:name="T34_247" style:family="text"/>
    <style:style style:name="T34_248" style:family="text"/>
    <style:style style:name="T34_249" style:family="text"/>
    <style:style style:name="T34_250" style:family="text"/>
    <style:style style:name="T34_251" style:family="text"/>
    <style:style style:name="T34_252" style:family="text"/>
    <style:style style:name="T34_253" style:family="text"/>
    <style:style style:name="T34_254" style:family="text"/>
    <style:style style:name="T34_255" style:family="text"/>
    <style:style style:name="T34_256" style:family="text"/>
    <style:style style:name="T34_257" style:family="text"/>
    <style:style style:name="T34_258" style:family="text"/>
    <style:style style:name="T34_259" style:family="text"/>
    <style:style style:name="T34_260" style:family="text"/>
    <style:style style:name="T34_261" style:family="text"/>
    <style:style style:name="T34_262" style:family="text"/>
    <style:style style:name="T34_263" style:family="text"/>
    <style:style style:name="T34_264" style:family="text"/>
    <style:style style:name="T34_265" style:family="text"/>
    <style:style style:name="T34_266" style:family="text"/>
    <style:style style:name="T34_267" style:family="text"/>
    <style:style style:name="T34_268" style:family="text"/>
    <style:style style:name="T34_269" style:family="text"/>
    <style:style style:name="T34_270" style:family="text"/>
    <style:style style:name="T34_271" style:family="text"/>
    <style:style style:name="T34_272" style:family="text"/>
    <style:style style:name="T34_273" style:family="text"/>
    <style:style style:name="T34_274" style:family="text"/>
    <style:style style:name="T34_275" style:family="text"/>
    <style:style style:name="T34_276" style:family="text"/>
    <style:style style:name="T34_277" style:family="text"/>
    <style:style style:name="T34_278" style:family="text"/>
    <style:style style:name="T34_279" style:family="text"/>
    <style:style style:name="T34_280" style:family="text"/>
    <style:style style:name="T34_281" style:family="text"/>
    <style:style style:name="T34_282" style:family="text"/>
    <style:style style:name="T34_283" style:family="text"/>
    <style:style style:name="T34_284" style:family="text"/>
    <style:style style:name="T34_285" style:family="text"/>
    <style:style style:name="T34_286" style:family="text"/>
    <style:style style:name="T34_287" style:family="text"/>
    <style:style style:name="T34_288" style:family="text"/>
    <style:style style:name="T34_289" style:family="text"/>
    <style:style style:name="T34_290" style:family="text"/>
    <style:style style:name="T34_291" style:family="text"/>
    <style:style style:name="T34_292" style:family="text"/>
    <style:style style:name="T34_293" style:family="text"/>
    <style:style style:name="T34_294" style:family="text"/>
    <style:style style:name="T34_295" style:family="text"/>
    <style:style style:name="T34_296" style:family="text"/>
    <style:style style:name="T34_297" style:family="text"/>
    <style:style style:name="T34_298" style:family="text"/>
    <style:style style:name="T34_299" style:family="text"/>
    <style:style style:name="T34_300" style:family="text"/>
    <style:style style:name="T34_301" style:family="text"/>
    <style:style style:name="T34_302" style:family="text"/>
    <style:style style:name="T34_303" style:family="text"/>
    <style:style style:name="T34_304" style:family="text"/>
    <style:style style:name="T34_305" style:family="text"/>
    <style:style style:name="T34_306" style:family="text"/>
    <style:style style:name="T34_307" style:family="text"/>
    <style:style style:name="T34_308" style:family="text"/>
    <style:style style:name="T34_309" style:family="text"/>
    <style:style style:name="T34_310" style:family="text"/>
    <style:style style:name="T34_311" style:family="text"/>
    <style:style style:name="T34_312" style:family="text"/>
    <style:style style:name="T34_313" style:family="text"/>
    <style:style style:name="T34_314" style:family="text"/>
    <style:style style:name="T34_315" style:family="text"/>
    <style:style style:name="T34_316" style:family="text"/>
    <style:style style:name="T34_317" style:family="text"/>
    <style:style style:name="T34_318" style:family="text"/>
    <style:style style:name="T34_319" style:family="text"/>
    <style:style style:name="T34_320" style:family="text"/>
    <style:style style:name="T34_321" style:family="text"/>
    <style:style style:name="T34_322" style:family="text"/>
    <style:style style:name="T34_323" style:family="text"/>
    <style:style style:name="T34_324" style:family="text"/>
    <style:style style:name="P35" style:family="paragraph" style:parent-style-name="Standard">
      <style:paragraph-properties fo:break-before="auto" fo:line-height="115%" fo:margin-bottom="0cm" style:writing-mode="lr-tb"/>
    </style:style>
    <style:style style:name="P36" style:family="paragraph" style:parent-style-name="Standard">
      <style:paragraph-properties fo:break-before="auto" fo:line-height="115%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P37" style:family="paragraph" style:parent-style-name="Standard">
      <style:paragraph-properties fo:break-before="auto" fo:line-height="115%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>
      <style:text-properties fo:color="#0000ff" style:text-underline-style="solid" style:text-underline-color="font-color"/>
    </style:style>
    <style:style style:name="T37_9" style:family="text"/>
    <style:style style:name="T37_10" style:family="text">
      <style:text-properties fo:color="#0000ff" style:text-underline-style="solid" style:text-underline-color="font-color"/>
    </style:style>
    <style:style style:name="T37_11" style:family="text"/>
    <style:style style:name="T37_12" style:family="text">
      <style:text-properties fo:color="#0000ff" style:text-underline-style="solid" style:text-underline-color="font-color"/>
    </style:style>
    <style:style style:name="T37_13" style:family="text"/>
    <style:style style:name="T37_14" style:family="text">
      <style:text-properties fo:color="#0000ff" style:text-underline-style="solid" style:text-underline-color="font-color"/>
    </style:style>
    <style:style style:name="T37_15" style:family="text"/>
    <style:style style:name="T37_16" style:family="text">
      <style:text-properties fo:color="#0000ff" style:text-underline-style="solid" style:text-underline-color="font-color"/>
    </style:style>
    <style:style style:name="T37_17" style:family="text"/>
    <style:style style:name="T37_18" style:family="text">
      <style:text-properties fo:color="#0000ff" style:text-underline-style="solid" style:text-underline-color="font-color"/>
    </style:style>
    <style:style style:name="T37_19" style:family="text"/>
    <style:style style:name="T37_20" style:family="text">
      <style:text-properties fo:color="#0000ff" style:text-underline-style="solid" style:text-underline-color="font-color"/>
    </style:style>
    <style:style style:name="T37_21" style:family="text"/>
    <style:style style:name="T37_22" style:family="text">
      <style:text-properties fo:color="#0000ff" style:text-underline-style="solid" style:text-underline-color="font-color"/>
    </style:style>
    <style:style style:name="T37_23" style:family="text"/>
    <style:style style:name="T37_24" style:family="text">
      <style:text-properties fo:color="#0000ff" style:text-underline-style="solid" style:text-underline-color="font-color"/>
    </style:style>
    <style:style style:name="T37_25" style:family="text"/>
    <style:style style:name="T37_26" style:family="text">
      <style:text-properties fo:color="#0000ff" style:text-underline-style="solid" style:text-underline-color="font-color"/>
    </style:style>
    <style:style style:name="T37_27" style:family="text"/>
    <style:style style:name="T37_28" style:family="text">
      <style:text-properties fo:color="#0000ff" style:text-underline-style="solid" style:text-underline-color="font-color"/>
    </style:style>
    <style:style style:name="T37_29" style:family="text"/>
    <style:style style:name="T37_30" style:family="text">
      <style:text-properties fo:color="#0000ff" style:text-underline-style="solid" style:text-underline-color="font-color"/>
    </style:style>
    <style:style style:name="T37_31" style:family="text"/>
    <style:style style:name="T37_32" style:family="text">
      <style:text-properties fo:color="#0000ff" style:text-underline-style="solid" style:text-underline-color="font-color"/>
    </style:style>
    <style:style style:name="T37_33" style:family="text"/>
    <style:style style:name="T37_34" style:family="text">
      <style:text-properties fo:color="#0000ff" style:text-underline-style="solid" style:text-underline-color="font-color"/>
    </style:style>
    <style:style style:name="T37_35" style:family="text"/>
    <style:style style:name="T37_36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Nastał</text:span><text:span text:style-name="T1_2"><text:s/></text:span><text:span text:style-name="T1_3">nam</text:span><text:span text:style-name="T1_4"><text:s/></text:span><text:span text:style-name="T1_5">kolejny</text:span><text:span text:style-name="T1_6"><text:s/></text:span><text:span text:style-name="T1_7">numer</text:span><text:span text:style-name="T1_8">,<text:s/></text:span><text:span text:style-name="T1_9">pora</text:span><text:span text:style-name="T1_10"><text:s/></text:span><text:span text:style-name="T1_11">więc</text:span><text:span text:style-name="T1_12"><text:s/></text:span><text:span text:style-name="T1_13">na</text:span><text:span text:style-name="T1_14"><text:s/></text:span><text:span text:style-name="T1_15">nową</text:span><text:span text:style-name="T1_16"><text:s/></text:span><text:span text:style-name="T1_17">porcję</text:span><text:span text:style-name="T1_18"><text:s/></text:span><text:span text:style-name="T1_19">antycznych</text:span><text:span text:style-name="T1_20"><text:s/>(</text:span><text:span text:style-name="T1_21">dla</text:span><text:span text:style-name="T1_22"><text:s/></text:span><text:span text:style-name="T1_23">danej</text:span><text:span text:style-name="T1_24"><text:s/></text:span><text:span text:style-name="T1_25">wartości</text:span><text:span text:style-name="T1_26"><text:s/></text:span><text:span text:style-name="T1_27">antyku</text:span><text:span text:style-name="T1_28">)<text:s/></text:span><text:span text:style-name="T1_29">fandomowych</text:span><text:span text:style-name="T1_30"><text:s/></text:span><text:span text:style-name="T1_31">piosenek</text:span><text:span text:style-name="T1_32"><text:s/></text:span><text:span text:style-name="T1_33">i</text:span><text:span text:style-name="T1_34"><text:s/></text:span><text:span text:style-name="T1_35">animacji</text:span><text:span text:style-name="T1_36">.</text:span></text:p>
      <text:p text:style-name="P2"/>
      <text:p text:style-name="P3"><text:span text:style-name="T3_1">1.<text:s/></text:span><text:span text:style-name="T3_2"><text:a xlink:type="simple" xlink:href="https://www.youtube.com/watch?v=jDMGv3hNMes"><text:span text:style-name="T3_3">Discord</text:span></text:a></text:span></text:p>
      <text:p text:style-name="P4"><text:span text:style-name="T4_1">Tym</text:span><text:span text:style-name="T4_2"><text:s/></text:span><text:span text:style-name="T4_3">razem</text:span><text:span text:style-name="T4_4"><text:s/></text:span><text:span text:style-name="T4_5">zacznę</text:span><text:span text:style-name="T4_6"><text:s/></text:span><text:span text:style-name="T4_7">od</text:span><text:span text:style-name="T4_8"><text:s/></text:span><text:span text:style-name="T4_9">klasyka</text:span><text:span text:style-name="T4_10"><text:s/></text:span><text:span text:style-name="T4_11">absolutnego</text:span><text:span text:style-name="T4_12"><text:s/>–<text:s/></text:span><text:span text:style-name="T4_13">jednej</text:span><text:span text:style-name="T4_14"><text:s/></text:span><text:span text:style-name="T4_15">z</text:span><text:span text:style-name="T4_16"><text:s/></text:span><text:span text:style-name="T4_17">najbardziej</text:span><text:span text:style-name="T4_18"><text:s/></text:span><text:span text:style-name="T4_19">znanych</text:span><text:span text:style-name="T4_20"><text:s/></text:span><text:span text:style-name="T4_21">piosenek</text:span><text:span text:style-name="T4_22"><text:s/></text:span><text:span text:style-name="T4_23">fandomowych</text:span><text:span text:style-name="T4_24">,<text:s/></text:span><text:span text:style-name="T4_25">jakie</text:span><text:span text:style-name="T4_26"><text:s/></text:span><text:span text:style-name="T4_27">kiedykolwiek</text:span><text:span text:style-name="T4_28"><text:s/></text:span><text:span text:style-name="T4_29">stworzono</text:span><text:span text:style-name="T4_30">.<text:s/></text:span><text:span text:style-name="T4_31">I</text:span><text:span text:style-name="T4_32"><text:s/></text:span><text:span text:style-name="T4_33">to</text:span><text:span text:style-name="T4_34"><text:s/></text:span><text:span text:style-name="T4_35">od</text:span><text:span text:style-name="T4_36"><text:s/></text:span><text:span text:style-name="T4_37">jej</text:span><text:span text:style-name="T4_38"><text:s/></text:span><text:span text:style-name="T4_39">oryginalnej</text:span><text:span text:style-name="T4_40"><text:s/></text:span><text:span text:style-name="T4_41">wersji</text:span><text:span text:style-name="T4_42">,<text:s/></text:span><text:span text:style-name="T4_43">która</text:span><text:span text:style-name="T4_44"><text:s/></text:span><text:span text:style-name="T4_45">obecnie</text:span><text:span text:style-name="T4_46"><text:s/></text:span><text:span text:style-name="T4_47">liczy</text:span><text:span text:style-name="T4_48"><text:s/></text:span><text:span text:style-name="T4_49">sobie</text:span><text:span text:style-name="T4_50"><text:s/></text:span><text:span text:style-name="T4_51">ponad</text:span><text:span text:style-name="T4_52"><text:s/></text:span><text:span text:style-name="T4_53">pięć</text:span><text:span text:style-name="T4_54"><text:s/></text:span><text:span text:style-name="T4_55">lat</text:span><text:span text:style-name="T4_56"><text:s/></text:span><text:span text:style-name="T4_57">i</text:span><text:span text:style-name="T4_58"><text:s/></text:span><text:span text:style-name="T4_59">trzy</text:span><text:span text:style-name="T4_60"><text:s/></text:span><text:span text:style-name="T4_61">miliony</text:span><text:span text:style-name="T4_62"><text:s/></text:span><text:span text:style-name="T4_63">wyświetleń</text:span><text:span text:style-name="T4_64">.<text:s/></text:span><text:span text:style-name="T4_65">Doczekała</text:span><text:span text:style-name="T4_66"><text:s/></text:span><text:span text:style-name="T4_67">się</text:span><text:span text:style-name="T4_68"><text:s/></text:span><text:span text:style-name="T4_69">również</text:span><text:span text:style-name="T4_70"><text:s/></text:span><text:span text:style-name="T4_71">wielu</text:span><text:span text:style-name="T4_72"><text:s/></text:span><text:span text:style-name="T4_73">przeróbek</text:span><text:span text:style-name="T4_74"><text:s/>(</text:span><text:span text:style-name="T4_75">z</text:span><text:span text:style-name="T4_76"><text:s/></text:span><text:span text:style-name="T4_77">których</text:span><text:span text:style-name="T4_78"><text:s/></text:span><text:span text:style-name="T4_79">jedna</text:span><text:span text:style-name="T4_80"><text:s/></text:span><text:span text:style-name="T4_81">raczej</text:span><text:span text:style-name="T4_82"><text:s/></text:span><text:span text:style-name="T4_83">na</text:span><text:span text:style-name="T4_84"><text:s/></text:span><text:span text:style-name="T4_85">pewno</text:span><text:span text:style-name="T4_86"><text:s/></text:span><text:span text:style-name="T4_87">pojawi</text:span><text:span text:style-name="T4_88"><text:s/></text:span><text:span text:style-name="T4_89">się</text:span><text:span text:style-name="T4_90"><text:s/></text:span><text:span text:style-name="T4_91">w</text:span><text:span text:style-name="T4_92"><text:s/></text:span><text:span text:style-name="T4_93">przyszłych</text:span><text:span text:style-name="T4_94"><text:s/></text:span><text:span text:style-name="T4_95">częściach</text:span><text:span text:style-name="T4_96"><text:s/></text:span><text:span text:style-name="T4_97">wykopalisk</text:span><text:span text:style-name="T4_98">).<text:s/></text:span><text:span text:style-name="T4_99">Co</text:span><text:span text:style-name="T4_100"><text:s/></text:span><text:span text:style-name="T4_101">zadecydowało</text:span><text:span text:style-name="T4_102"><text:s/></text:span><text:span text:style-name="T4_103">o</text:span><text:span text:style-name="T4_104"><text:s/></text:span><text:span text:style-name="T4_105">takim</text:span><text:span text:style-name="T4_106"><text:s/></text:span><text:span text:style-name="T4_107">sukcesie</text:span><text:span text:style-name="T4_108"><text:s/></text:span><text:span text:style-name="T4_109">Discorda</text:span><text:span text:style-name="T4_110">?<text:s/></text:span><text:span text:style-name="T4_111">Z</text:span><text:span text:style-name="T4_112"><text:s/></text:span><text:span text:style-name="T4_113">całą</text:span><text:span text:style-name="T4_114"><text:s/></text:span><text:span text:style-name="T4_115">pewnością</text:span><text:span text:style-name="T4_116"><text:s/></text:span><text:span text:style-name="T4_117">żywa</text:span><text:span text:style-name="T4_118">,<text:s/></text:span><text:span text:style-name="T4_119">wpadająca</text:span><text:span text:style-name="T4_120"><text:s/></text:span><text:span text:style-name="T4_121">w</text:span><text:span text:style-name="T4_122"><text:s/></text:span><text:span text:style-name="T4_123">ucho</text:span><text:span text:style-name="T4_124"><text:s/></text:span><text:span text:style-name="T4_125">muzyka</text:span><text:span text:style-name="T4_126">,<text:s/></text:span><text:span text:style-name="T4_127">która</text:span><text:span text:style-name="T4_128"><text:s/></text:span><text:span text:style-name="T4_129">na</text:span><text:span text:style-name="T4_130"><text:s/></text:span><text:span text:style-name="T4_131">dodatek</text:span><text:span text:style-name="T4_132"><text:s/></text:span><text:span text:style-name="T4_133">upstrzona</text:span><text:span text:style-name="T4_134"><text:s/></text:span><text:span text:style-name="T4_135">jest</text:span><text:span text:style-name="T4_136"><text:s/></text:span><text:span text:style-name="T4_137">rozlicznymi</text:span><text:span text:style-name="T4_138">,<text:s/></text:span><text:span text:style-name="T4_139">wyjątkowo</text:span><text:span text:style-name="T4_140"><text:s/></text:span><text:span text:style-name="T4_141">chaotycznymi</text:span><text:span text:style-name="T4_142"><text:s/></text:span><text:span text:style-name="T4_143">wtrętami</text:span><text:span text:style-name="T4_144"><text:s/>–<text:s/></text:span><text:span text:style-name="T4_145">pasuje</text:span><text:span text:style-name="T4_146">,<text:s/></text:span><text:span text:style-name="T4_147">nie</text:span><text:span text:style-name="T4_148"><text:s/></text:span><text:span text:style-name="T4_149">uważacie</text:span><text:span text:style-name="T4_150">?<text:s/></text:span><text:span text:style-name="T4_151">Warto</text:span><text:span text:style-name="T4_152"><text:s/></text:span><text:span text:style-name="T4_153">również</text:span><text:span text:style-name="T4_154"><text:s/></text:span><text:span text:style-name="T4_155">wspomnieć</text:span><text:span text:style-name="T4_156"><text:s/></text:span><text:span text:style-name="T4_157">o</text:span><text:span text:style-name="T4_158"><text:s/></text:span><text:span text:style-name="T4_159">świetnym</text:span><text:span text:style-name="T4_160"><text:s/></text:span><text:span text:style-name="T4_161">tekście</text:span><text:span text:style-name="T4_162">,<text:s/></text:span><text:span text:style-name="T4_163">który</text:span><text:span text:style-name="T4_164"><text:s/></text:span><text:span text:style-name="T4_165">niemal</text:span><text:span text:style-name="T4_166"><text:s/></text:span><text:span text:style-name="T4_167">sam</text:span><text:span text:style-name="T4_168"><text:s/></text:span><text:span text:style-name="T4_169">się</text:span><text:span text:style-name="T4_170"><text:s/></text:span><text:span text:style-name="T4_171">zapamiętuje</text:span><text:span text:style-name="T4_172">.<text:s/></text:span><text:span text:style-name="T4_173">Eurobeat</text:span><text:span text:style-name="T4_174"><text:s/></text:span><text:span text:style-name="T4_175">Brony</text:span><text:span text:style-name="T4_176"><text:s/></text:span><text:span text:style-name="T4_177">zdecydowanie</text:span><text:span text:style-name="T4_178"><text:s/></text:span><text:span text:style-name="T4_179">wykonał</text:span><text:span text:style-name="T4_180"><text:s/></text:span><text:span text:style-name="T4_181">kawał</text:span><text:span text:style-name="T4_182"><text:s/></text:span><text:span text:style-name="T4_183">fenomenalnej</text:span><text:span text:style-name="T4_184"><text:s/></text:span><text:span text:style-name="T4_185">roboty</text:span><text:span text:style-name="T4_186"><text:s/></text:span><text:span text:style-name="T4_187">i</text:span><text:span text:style-name="T4_188"><text:s/></text:span><text:span text:style-name="T4_189">zapracował</text:span><text:span text:style-name="T4_190"><text:s/></text:span><text:span text:style-name="T4_191">sobie</text:span><text:span text:style-name="T4_192"><text:s/></text:span><text:span text:style-name="T4_193">na</text:span><text:span text:style-name="T4_194"><text:s/></text:span><text:span text:style-name="T4_195">miano</text:span><text:span text:style-name="T4_196"><text:s/></text:span><text:span text:style-name="T4_197">jednej</text:span><text:span text:style-name="T4_198"><text:s/></text:span><text:span text:style-name="T4_199">z</text:span><text:span text:style-name="T4_200"><text:s/></text:span><text:span text:style-name="T4_201">legend</text:span><text:span text:style-name="T4_202"><text:s/></text:span><text:span text:style-name="T4_203">fandomowej</text:span><text:span text:style-name="T4_204"><text:s/></text:span><text:span text:style-name="T4_205">muzyki</text:span><text:span text:style-name="T4_206">.</text:span></text:p>
      <text:p text:style-name="P5"/>
      <text:p text:style-name="P6"><text:span text:style-name="T6_1">Link</text:span><text:span text:style-name="T6_2"><text:s/></text:span><text:span text:style-name="T6_3">do</text:span><text:span text:style-name="T6_4"><text:s/></text:span><text:span text:style-name="T6_5">obrazka</text:span><text:span text:style-name="T6_6">:</text:span></text:p>
      <text:p text:style-name="P7"><text:span text:style-name="T7_1">Link</text:span><text:span text:style-name="T7_2"><text:s/></text:span><text:span text:style-name="T7_3">do</text:span><text:span text:style-name="T7_4"><text:s/></text:span><text:span text:style-name="T7_5">źródła</text:span><text:span text:style-name="T7_6">:<text:s/></text:span><text:span text:style-name="T7_7"><text:a xlink:type="simple" xlink:href="https://www.youtube.com/watch?v=jDMGv3hNMes"><text:span text:style-name="T7_8">https</text:span></text:a></text:span><text:span text:style-name="T7_9"><text:a xlink:type="simple" xlink:href="https://www.youtube.com/watch?v=jDMGv3hNMes"><text:span text:style-name="T7_10">://</text:span></text:a></text:span><text:span text:style-name="T7_11"><text:a xlink:type="simple" xlink:href="https://www.youtube.com/watch?v=jDMGv3hNMes"><text:span text:style-name="T7_12">www</text:span></text:a></text:span><text:span text:style-name="T7_13"><text:a xlink:type="simple" xlink:href="https://www.youtube.com/watch?v=jDMGv3hNMes"><text:span text:style-name="T7_14">.</text:span></text:a></text:span><text:span text:style-name="T7_15"><text:a xlink:type="simple" xlink:href="https://www.youtube.com/watch?v=jDMGv3hNMes"><text:span text:style-name="T7_16">youtube</text:span></text:a></text:span><text:span text:style-name="T7_17"><text:a xlink:type="simple" xlink:href="https://www.youtube.com/watch?v=jDMGv3hNMes"><text:span text:style-name="T7_18">.</text:span></text:a></text:span><text:span text:style-name="T7_19"><text:a xlink:type="simple" xlink:href="https://www.youtube.com/watch?v=jDMGv3hNMes"><text:span text:style-name="T7_20">com</text:span></text:a></text:span><text:span text:style-name="T7_21"><text:a xlink:type="simple" xlink:href="https://www.youtube.com/watch?v=jDMGv3hNMes"><text:span text:style-name="T7_22">/</text:span></text:a></text:span><text:span text:style-name="T7_23"><text:a xlink:type="simple" xlink:href="https://www.youtube.com/watch?v=jDMGv3hNMes"><text:span text:style-name="T7_24">watch</text:span></text:a></text:span><text:span text:style-name="T7_25"><text:a xlink:type="simple" xlink:href="https://www.youtube.com/watch?v=jDMGv3hNMes"><text:span text:style-name="T7_26">?</text:span></text:a></text:span><text:span text:style-name="T7_27"><text:a xlink:type="simple" xlink:href="https://www.youtube.com/watch?v=jDMGv3hNMes"><text:span text:style-name="T7_28">v</text:span></text:a></text:span><text:span text:style-name="T7_29"><text:a xlink:type="simple" xlink:href="https://www.youtube.com/watch?v=jDMGv3hNMes"><text:span text:style-name="T7_30">=</text:span></text:a></text:span><text:span text:style-name="T7_31"><text:a xlink:type="simple" xlink:href="https://www.youtube.com/watch?v=jDMGv3hNMes"><text:span text:style-name="T7_32">jDMGv</text:span></text:a></text:span><text:span text:style-name="T7_33"><text:a xlink:type="simple" xlink:href="https://www.youtube.com/watch?v=jDMGv3hNMes"><text:span text:style-name="T7_34">3</text:span></text:a></text:span><text:span text:style-name="T7_35"><text:a xlink:type="simple" xlink:href="https://www.youtube.com/watch?v=jDMGv3hNMes"><text:span text:style-name="T7_36">hNMes</text:span></text:a></text:span></text:p>
      <text:p text:style-name="P8"/>
      <text:p text:style-name="P9"><text:span text:style-name="T9_1">2.<text:s/></text:span><text:span text:style-name="T9_2"><text:a xlink:type="simple" xlink:href="https://www.youtube.com/watch?v=2M0CCOEWGQM&amp;index=1332&amp;list=FL6io6EDwyDbBoi2d8O6kEgA"><text:span text:style-name="T9_3">The</text:span></text:a></text:span><text:span text:style-name="T9_4"><text:a xlink:type="simple" xlink:href="https://www.youtube.com/watch?v=2M0CCOEWGQM&amp;index=1332&amp;list=FL6io6EDwyDbBoi2d8O6kEgA"><text:span text:style-name="T9_5"><text:s/></text:span></text:a></text:span><text:span text:style-name="T9_6"><text:a xlink:type="simple" xlink:href="https://www.youtube.com/watch?v=2M0CCOEWGQM&amp;index=1332&amp;list=FL6io6EDwyDbBoi2d8O6kEgA"><text:span text:style-name="T9_7">Rise</text:span></text:a></text:span><text:span text:style-name="T9_8"><text:a xlink:type="simple" xlink:href="https://www.youtube.com/watch?v=2M0CCOEWGQM&amp;index=1332&amp;list=FL6io6EDwyDbBoi2d8O6kEgA"><text:span text:style-name="T9_9"><text:s/></text:span></text:a></text:span><text:span text:style-name="T9_10"><text:a xlink:type="simple" xlink:href="https://www.youtube.com/watch?v=2M0CCOEWGQM&amp;index=1332&amp;list=FL6io6EDwyDbBoi2d8O6kEgA"><text:span text:style-name="T9_11">Of</text:span></text:a></text:span><text:span text:style-name="T9_12"><text:a xlink:type="simple" xlink:href="https://www.youtube.com/watch?v=2M0CCOEWGQM&amp;index=1332&amp;list=FL6io6EDwyDbBoi2d8O6kEgA"><text:span text:style-name="T9_13"><text:s/></text:span></text:a></text:span><text:span text:style-name="T9_14"><text:a xlink:type="simple" xlink:href="https://www.youtube.com/watch?v=2M0CCOEWGQM&amp;index=1332&amp;list=FL6io6EDwyDbBoi2d8O6kEgA"><text:span text:style-name="T9_15">A</text:span></text:a></text:span><text:span text:style-name="T9_16"><text:a xlink:type="simple" xlink:href="https://www.youtube.com/watch?v=2M0CCOEWGQM&amp;index=1332&amp;list=FL6io6EDwyDbBoi2d8O6kEgA"><text:span text:style-name="T9_17"><text:s/></text:span></text:a></text:span><text:span text:style-name="T9_18"><text:a xlink:type="simple" xlink:href="https://www.youtube.com/watch?v=2M0CCOEWGQM&amp;index=1332&amp;list=FL6io6EDwyDbBoi2d8O6kEgA"><text:span text:style-name="T9_19">New</text:span></text:a></text:span><text:span text:style-name="T9_20"><text:a xlink:type="simple" xlink:href="https://www.youtube.com/watch?v=2M0CCOEWGQM&amp;index=1332&amp;list=FL6io6EDwyDbBoi2d8O6kEgA"><text:span text:style-name="T9_21"><text:s/></text:span></text:a></text:span><text:span text:style-name="T9_22"><text:a xlink:type="simple" xlink:href="https://www.youtube.com/watch?v=2M0CCOEWGQM&amp;index=1332&amp;list=FL6io6EDwyDbBoi2d8O6kEgA"><text:span text:style-name="T9_23">Lunar</text:span></text:a></text:span><text:span text:style-name="T9_24"><text:a xlink:type="simple" xlink:href="https://www.youtube.com/watch?v=2M0CCOEWGQM&amp;index=1332&amp;list=FL6io6EDwyDbBoi2d8O6kEgA"><text:span text:style-name="T9_25"><text:s/></text:span></text:a></text:span><text:span text:style-name="T9_26"><text:a xlink:type="simple" xlink:href="https://www.youtube.com/watch?v=2M0CCOEWGQM&amp;index=1332&amp;list=FL6io6EDwyDbBoi2d8O6kEgA"><text:span text:style-name="T9_27">Republic</text:span></text:a></text:span></text:p>
      <text:p text:style-name="P10"><text:span text:style-name="T10_1">W</text:span><text:span text:style-name="T10_2"><text:s/></text:span><text:span text:style-name="T10_3">poprzedniej</text:span><text:span text:style-name="T10_4"><text:s/></text:span><text:span text:style-name="T10_5">części</text:span><text:span text:style-name="T10_6"><text:s/></text:span><text:span text:style-name="T10_7">przypomniałem</text:span><text:span text:style-name="T10_8"><text:s/></text:span><text:span text:style-name="T10_9">Wam</text:span><text:span text:style-name="T10_10"><text:s/></text:span><text:span text:style-name="T10_11">piosenkę</text:span><text:span text:style-name="T10_12"><text:s/>„</text:span><text:span text:style-name="T10_13">For</text:span><text:span text:style-name="T10_14"><text:s/></text:span><text:span text:style-name="T10_15">the</text:span><text:span text:style-name="T10_16"><text:s/></text:span><text:span text:style-name="T10_17">New</text:span><text:span text:style-name="T10_18"><text:s/></text:span><text:span text:style-name="T10_19">Lunar</text:span><text:span text:style-name="T10_20"><text:s/></text:span><text:span text:style-name="T10_21">Republic</text:span><text:span text:style-name="T10_22">”.<text:s/></text:span><text:span text:style-name="T10_23">Tym</text:span><text:span text:style-name="T10_24"><text:s/></text:span><text:span text:style-name="T10_25">razem</text:span><text:span text:style-name="T10_26"><text:s/></text:span><text:span text:style-name="T10_27">sięgniemy</text:span><text:span text:style-name="T10_28"><text:s/></text:span><text:span text:style-name="T10_29">do</text:span><text:span text:style-name="T10_30"><text:s/></text:span><text:span text:style-name="T10_31">czegoś</text:span><text:span text:style-name="T10_32"><text:s/></text:span><text:span text:style-name="T10_33">o</text:span><text:span text:style-name="T10_34"><text:s/></text:span><text:span text:style-name="T10_35">podobnym</text:span><text:span text:style-name="T10_36"><text:s/></text:span><text:span text:style-name="T10_37">temacie</text:span><text:span text:style-name="T10_38">,<text:s/></text:span><text:span text:style-name="T10_39">jednak</text:span><text:span text:style-name="T10_40"><text:s/></text:span><text:span text:style-name="T10_41">zdecydowanie</text:span><text:span text:style-name="T10_42"><text:s/></text:span><text:span text:style-name="T10_43">różniącego</text:span><text:span text:style-name="T10_44"><text:s/></text:span><text:span text:style-name="T10_45">się</text:span><text:span text:style-name="T10_46"><text:s/></text:span><text:span text:style-name="T10_47">klimatem</text:span><text:span text:style-name="T10_48">.<text:s/></text:span><text:span text:style-name="T10_49">No</text:span><text:span text:style-name="T10_50"><text:s/></text:span><text:span text:style-name="T10_51">i</text:span><text:span text:style-name="T10_52"><text:s/></text:span><text:span text:style-name="T10_53">zdecydowanie</text:span><text:span text:style-name="T10_54"><text:s/></text:span><text:span text:style-name="T10_55">mniej</text:span><text:span text:style-name="T10_56"><text:s/></text:span><text:span text:style-name="T10_57">znanego</text:span><text:span text:style-name="T10_58">.<text:s/></text:span><text:span text:style-name="T10_59">Stworzone</text:span><text:span text:style-name="T10_60"><text:s/></text:span><text:span text:style-name="T10_61">przez</text:span><text:span text:style-name="T10_62"><text:s/></text:span><text:span text:style-name="T10_63">FurryFoxfire</text:span><text:span text:style-name="T10_64"><text:s/>„</text:span><text:span text:style-name="T10_65">The</text:span><text:span text:style-name="T10_66"><text:s/></text:span><text:span text:style-name="T10_67">Rise</text:span><text:span text:style-name="T10_68"><text:s/></text:span><text:span text:style-name="T10_69">Of</text:span><text:span text:style-name="T10_70"><text:s/></text:span><text:span text:style-name="T10_71">A</text:span><text:span text:style-name="T10_72"><text:s/></text:span><text:span text:style-name="T10_73">New</text:span><text:span text:style-name="T10_74"><text:s/></text:span><text:span text:style-name="T10_75">Lunar</text:span><text:span text:style-name="T10_76"><text:s/></text:span><text:span text:style-name="T10_77">Republic</text:span><text:span text:style-name="T10_78">”<text:s/></text:span><text:span text:style-name="T10_79">to</text:span><text:span text:style-name="T10_80"><text:s/></text:span><text:span text:style-name="T10_81">utwór</text:span><text:span text:style-name="T10_82"><text:s/></text:span><text:span text:style-name="T10_83">zdecydowanie</text:span><text:span text:style-name="T10_84"><text:s/></text:span><text:span text:style-name="T10_85">spokojniejszy</text:span><text:span text:style-name="T10_86">.<text:s/></text:span><text:span text:style-name="T10_87">Przez</text:span><text:span text:style-name="T10_88"><text:s/></text:span><text:span text:style-name="T10_89">większość</text:span><text:span text:style-name="T10_90"><text:s/></text:span><text:span text:style-name="T10_91">czasu</text:span><text:span text:style-name="T10_92"><text:s/></text:span><text:span text:style-name="T10_93">dominuje</text:span><text:span text:style-name="T10_94"><text:s/></text:span><text:span text:style-name="T10_95">w</text:span><text:span text:style-name="T10_96"><text:s/></text:span><text:span text:style-name="T10_97">miarę</text:span><text:span text:style-name="T10_98"><text:s/></text:span><text:span text:style-name="T10_99">powolny</text:span><text:span text:style-name="T10_100">,<text:s/></text:span><text:span text:style-name="T10_101">uspokajający</text:span><text:span text:style-name="T10_102"><text:s/></text:span><text:span text:style-name="T10_103">rytm</text:span><text:span text:style-name="T10_104">,<text:s/></text:span><text:span text:style-name="T10_105">a</text:span><text:span text:style-name="T10_106"><text:s/></text:span><text:span text:style-name="T10_107">nawet</text:span><text:span text:style-name="T10_108"><text:s/></text:span><text:span text:style-name="T10_109">kiedy</text:span><text:span text:style-name="T10_110"><text:s/></text:span><text:span text:style-name="T10_111">jest</text:span><text:span text:style-name="T10_112"><text:s/></text:span><text:span text:style-name="T10_113">uzupełniany</text:span><text:span text:style-name="T10_114"><text:s/></text:span><text:span text:style-name="T10_115">przez</text:span><text:span text:style-name="T10_116"><text:s/></text:span><text:span text:style-name="T10_117">nieco</text:span><text:span text:style-name="T10_118"><text:s/></text:span><text:span text:style-name="T10_119">cięższe</text:span><text:span text:style-name="T10_120"><text:s/></text:span><text:span text:style-name="T10_121">wtręty</text:span><text:span text:style-name="T10_122">,<text:s/></text:span><text:span text:style-name="T10_123">to</text:span><text:span text:style-name="T10_124"><text:s/></text:span><text:span text:style-name="T10_125">nie</text:span><text:span text:style-name="T10_126"><text:s/></text:span><text:span text:style-name="T10_127">zmienia</text:span><text:span text:style-name="T10_128"><text:s/></text:span><text:span text:style-name="T10_129">to</text:span><text:span text:style-name="T10_130"><text:s/></text:span><text:span text:style-name="T10_131">jego</text:span><text:span text:style-name="T10_132"><text:s/></text:span><text:span text:style-name="T10_133">stonowanego</text:span><text:span text:style-name="T10_134"><text:s/></text:span><text:span text:style-name="T10_135">wydźwięku</text:span><text:span text:style-name="T10_136">.<text:s/></text:span><text:span text:style-name="T10_137">Naprawdę</text:span><text:span text:style-name="T10_138"><text:s/></text:span><text:span text:style-name="T10_139">można</text:span><text:span text:style-name="T10_140"><text:s/></text:span><text:span text:style-name="T10_141">się</text:span><text:span text:style-name="T10_142"><text:s/></text:span><text:span text:style-name="T10_143">przy</text:span><text:span text:style-name="T10_144"><text:s/></text:span><text:span text:style-name="T10_145">nim</text:span><text:span text:style-name="T10_146"><text:s/></text:span><text:span text:style-name="T10_147">zrelaksować</text:span><text:span text:style-name="T10_148"><text:s/>–<text:s/></text:span><text:span text:style-name="T10_149">aż</text:span><text:span text:style-name="T10_150"><text:s/></text:span><text:span text:style-name="T10_151">dziwne</text:span><text:span text:style-name="T10_152">,<text:s/></text:span><text:span text:style-name="T10_153">że</text:span><text:span text:style-name="T10_154"><text:s/></text:span><text:span text:style-name="T10_155">nie</text:span><text:span text:style-name="T10_156"><text:s/></text:span><text:span text:style-name="T10_157">zdobył</text:span><text:span text:style-name="T10_158"><text:s/></text:span><text:span text:style-name="T10_159">sobie</text:span><text:span text:style-name="T10_160"><text:s/></text:span><text:span text:style-name="T10_161">większej</text:span><text:span text:style-name="T10_162"><text:s/></text:span><text:span text:style-name="T10_163">popularności</text:span><text:span text:style-name="T10_164">,<text:s/></text:span><text:span text:style-name="T10_165">bo</text:span><text:span text:style-name="T10_166"><text:s/></text:span><text:span text:style-name="T10_167">jest</text:span><text:span text:style-name="T10_168"><text:s/></text:span><text:span text:style-name="T10_169">to</text:span><text:span text:style-name="T10_170"><text:s/></text:span><text:span text:style-name="T10_171">coś</text:span><text:span text:style-name="T10_172">,<text:s/></text:span><text:span text:style-name="T10_173">do</text:span><text:span text:style-name="T10_174"><text:s/></text:span><text:span text:style-name="T10_175">czego</text:span><text:span text:style-name="T10_176"><text:s/></text:span><text:span text:style-name="T10_177">warto</text:span><text:span text:style-name="T10_178"><text:s/></text:span><text:span text:style-name="T10_179">wracać</text:span><text:span text:style-name="T10_180">.</text:span></text:p>
      <text:p text:style-name="P11"/>
      <text:p text:style-name="P12"><text:span text:style-name="T12_1">Link</text:span><text:span text:style-name="T12_2"><text:s/></text:span><text:span text:style-name="T12_3">do</text:span><text:span text:style-name="T12_4"><text:s/></text:span><text:span text:style-name="T12_5">obrazka</text:span><text:span text:style-name="T12_6">:</text:span></text:p>
      <text:p text:style-name="P13"><text:span text:style-name="T13_1">Link</text:span><text:span text:style-name="T13_2"><text:s/></text:span><text:span text:style-name="T13_3">do</text:span><text:span text:style-name="T13_4"><text:s/></text:span><text:span text:style-name="T13_5">źródła</text:span><text:span text:style-name="T13_6">:<text:s/></text:span><text:span text:style-name="T13_7"><text:a xlink:type="simple" xlink:href="https://www.youtube.com/watch?v=2M0CCOEWGQM&amp;index=1332&amp;list=FL6io6EDwyDbBoi2d8O6kEgA"><text:span text:style-name="T13_8">https</text:span></text:a></text:span><text:span text:style-name="T13_9"><text:a xlink:type="simple" xlink:href="https://www.youtube.com/watch?v=2M0CCOEWGQM&amp;index=1332&amp;list=FL6io6EDwyDbBoi2d8O6kEgA"><text:span text:style-name="T13_10">://</text:span></text:a></text:span><text:span text:style-name="T13_11"><text:a xlink:type="simple" xlink:href="https://www.youtube.com/watch?v=2M0CCOEWGQM&amp;index=1332&amp;list=FL6io6EDwyDbBoi2d8O6kEgA"><text:span text:style-name="T13_12">www</text:span></text:a></text:span><text:span text:style-name="T13_13"><text:a xlink:type="simple" xlink:href="https://www.youtube.com/watch?v=2M0CCOEWGQM&amp;index=1332&amp;list=FL6io6EDwyDbBoi2d8O6kEgA"><text:span text:style-name="T13_14">.</text:span></text:a></text:span><text:span text:style-name="T13_15"><text:a xlink:type="simple" xlink:href="https://www.youtube.com/watch?v=2M0CCOEWGQM&amp;index=1332&amp;list=FL6io6EDwyDbBoi2d8O6kEgA"><text:span text:style-name="T13_16">youtube</text:span></text:a></text:span><text:span text:style-name="T13_17"><text:a xlink:type="simple" xlink:href="https://www.youtube.com/watch?v=2M0CCOEWGQM&amp;index=1332&amp;list=FL6io6EDwyDbBoi2d8O6kEgA"><text:span text:style-name="T13_18">.</text:span></text:a></text:span><text:span text:style-name="T13_19"><text:a xlink:type="simple" xlink:href="https://www.youtube.com/watch?v=2M0CCOEWGQM&amp;index=1332&amp;list=FL6io6EDwyDbBoi2d8O6kEgA"><text:span text:style-name="T13_20">com</text:span></text:a></text:span><text:span text:style-name="T13_21"><text:a xlink:type="simple" xlink:href="https://www.youtube.com/watch?v=2M0CCOEWGQM&amp;index=1332&amp;list=FL6io6EDwyDbBoi2d8O6kEgA"><text:span text:style-name="T13_22">/</text:span></text:a></text:span><text:span text:style-name="T13_23"><text:a xlink:type="simple" xlink:href="https://www.youtube.com/watch?v=2M0CCOEWGQM&amp;index=1332&amp;list=FL6io6EDwyDbBoi2d8O6kEgA"><text:span text:style-name="T13_24">watch</text:span></text:a></text:span><text:span text:style-name="T13_25"><text:a xlink:type="simple" xlink:href="https://www.youtube.com/watch?v=2M0CCOEWGQM&amp;index=1332&amp;list=FL6io6EDwyDbBoi2d8O6kEgA"><text:span text:style-name="T13_26">?</text:span></text:a></text:span><text:span text:style-name="T13_27"><text:a xlink:type="simple" xlink:href="https://www.youtube.com/watch?v=2M0CCOEWGQM&amp;index=1332&amp;list=FL6io6EDwyDbBoi2d8O6kEgA"><text:span text:style-name="T13_28">v</text:span></text:a></text:span><text:span text:style-name="T13_29"><text:a xlink:type="simple" xlink:href="https://www.youtube.com/watch?v=2M0CCOEWGQM&amp;index=1332&amp;list=FL6io6EDwyDbBoi2d8O6kEgA"><text:span text:style-name="T13_30">=2</text:span></text:a></text:span><text:span text:style-name="T13_31"><text:a xlink:type="simple" xlink:href="https://www.youtube.com/watch?v=2M0CCOEWGQM&amp;index=1332&amp;list=FL6io6EDwyDbBoi2d8O6kEgA"><text:span text:style-name="T13_32">M</text:span></text:a></text:span><text:span text:style-name="T13_33"><text:a xlink:type="simple" xlink:href="https://www.youtube.com/watch?v=2M0CCOEWGQM&amp;index=1332&amp;list=FL6io6EDwyDbBoi2d8O6kEgA"><text:span text:style-name="T13_34">0</text:span></text:a></text:span><text:span text:style-name="T13_35"><text:a xlink:type="simple" xlink:href="https://www.youtube.com/watch?v=2M0CCOEWGQM&amp;index=1332&amp;list=FL6io6EDwyDbBoi2d8O6kEgA"><text:span text:style-name="T13_36">CCOEWGQM</text:span></text:a></text:span><text:span text:style-name="T13_37"><text:a xlink:type="simple" xlink:href="https://www.youtube.com/watch?v=2M0CCOEWGQM&amp;index=1332&amp;list=FL6io6EDwyDbBoi2d8O6kEgA"><text:span text:style-name="T13_38">&amp;</text:span></text:a></text:span><text:span text:style-name="T13_39"><text:a xlink:type="simple" xlink:href="https://www.youtube.com/watch?v=2M0CCOEWGQM&amp;index=1332&amp;list=FL6io6EDwyDbBoi2d8O6kEgA"><text:span text:style-name="T13_40">index</text:span></text:a></text:span><text:span text:style-name="T13_41"><text:a xlink:type="simple" xlink:href="https://www.youtube.com/watch?v=2M0CCOEWGQM&amp;index=1332&amp;list=FL6io6EDwyDbBoi2d8O6kEgA"><text:span text:style-name="T13_42">=1332&amp;</text:span></text:a></text:span><text:span text:style-name="T13_43"><text:a xlink:type="simple" xlink:href="https://www.youtube.com/watch?v=2M0CCOEWGQM&amp;index=1332&amp;list=FL6io6EDwyDbBoi2d8O6kEgA"><text:span text:style-name="T13_44">list</text:span></text:a></text:span><text:span text:style-name="T13_45"><text:a xlink:type="simple" xlink:href="https://www.youtube.com/watch?v=2M0CCOEWGQM&amp;index=1332&amp;list=FL6io6EDwyDbBoi2d8O6kEgA"><text:span text:style-name="T13_46">=</text:span></text:a></text:span><text:span text:style-name="T13_47"><text:a xlink:type="simple" xlink:href="https://www.youtube.com/watch?v=2M0CCOEWGQM&amp;index=1332&amp;list=FL6io6EDwyDbBoi2d8O6kEgA"><text:span text:style-name="T13_48">FL</text:span></text:a></text:span><text:span text:style-name="T13_49"><text:a xlink:type="simple" xlink:href="https://www.youtube.com/watch?v=2M0CCOEWGQM&amp;index=1332&amp;list=FL6io6EDwyDbBoi2d8O6kEgA"><text:span text:style-name="T13_50">6</text:span></text:a></text:span><text:span text:style-name="T13_51"><text:a xlink:type="simple" xlink:href="https://www.youtube.com/watch?v=2M0CCOEWGQM&amp;index=1332&amp;list=FL6io6EDwyDbBoi2d8O6kEgA"><text:span text:style-name="T13_52">io</text:span></text:a></text:span><text:span text:style-name="T13_53"><text:a xlink:type="simple" xlink:href="https://www.youtube.com/watch?v=2M0CCOEWGQM&amp;index=1332&amp;list=FL6io6EDwyDbBoi2d8O6kEgA"><text:span text:style-name="T13_54">6</text:span></text:a></text:span><text:span text:style-name="T13_55"><text:a xlink:type="simple" xlink:href="https://www.youtube.com/watch?v=2M0CCOEWGQM&amp;index=1332&amp;list=FL6io6EDwyDbBoi2d8O6kEgA"><text:span text:style-name="T13_56">EDwyDbBoi</text:span></text:a></text:span><text:span text:style-name="T13_57"><text:a xlink:type="simple" xlink:href="https://www.youtube.com/watch?v=2M0CCOEWGQM&amp;index=1332&amp;list=FL6io6EDwyDbBoi2d8O6kEgA"><text:span text:style-name="T13_58">2</text:span></text:a></text:span><text:span text:style-name="T13_59"><text:a xlink:type="simple" xlink:href="https://www.youtube.com/watch?v=2M0CCOEWGQM&amp;index=1332&amp;list=FL6io6EDwyDbBoi2d8O6kEgA"><text:span text:style-name="T13_60">d</text:span></text:a></text:span><text:span text:style-name="T13_61"><text:a xlink:type="simple" xlink:href="https://www.youtube.com/watch?v=2M0CCOEWGQM&amp;index=1332&amp;list=FL6io6EDwyDbBoi2d8O6kEgA"><text:span text:style-name="T13_62">8</text:span></text:a></text:span><text:span text:style-name="T13_63"><text:a xlink:type="simple" xlink:href="https://www.youtube.com/watch?v=2M0CCOEWGQM&amp;index=1332&amp;list=FL6io6EDwyDbBoi2d8O6kEgA"><text:span text:style-name="T13_64">O</text:span></text:a></text:span><text:span text:style-name="T13_65"><text:a xlink:type="simple" xlink:href="https://www.youtube.com/watch?v=2M0CCOEWGQM&amp;index=1332&amp;list=FL6io6EDwyDbBoi2d8O6kEgA"><text:span text:style-name="T13_66">6</text:span></text:a></text:span><text:span text:style-name="T13_67"><text:a xlink:type="simple" xlink:href="https://www.youtube.com/watch?v=2M0CCOEWGQM&amp;index=1332&amp;list=FL6io6EDwyDbBoi2d8O6kEgA"><text:span text:style-name="T13_68">kEgA</text:span></text:a></text:span></text:p>
      <text:p text:style-name="P14"/>
      <text:p text:style-name="P15"><text:span text:style-name="T15_1">3.<text:s/></text:span><text:span text:style-name="T15_2"><text:a xlink:type="simple" xlink:href="https://www.youtube.com/watch?v=qc-YMUWvA1s&amp;list=FL6io6EDwyDbBoi2d8O6kEgA&amp;index=1326"><text:span text:style-name="T15_3">Between</text:span></text:a></text:span><text:span text:style-name="T15_4"><text:a xlink:type="simple" xlink:href="https://www.youtube.com/watch?v=qc-YMUWvA1s&amp;list=FL6io6EDwyDbBoi2d8O6kEgA&amp;index=1326"><text:span text:style-name="T15_5"><text:s/></text:span></text:a></text:span><text:span text:style-name="T15_6"><text:a xlink:type="simple" xlink:href="https://www.youtube.com/watch?v=qc-YMUWvA1s&amp;list=FL6io6EDwyDbBoi2d8O6kEgA&amp;index=1326"><text:span text:style-name="T15_7">Fairytales</text:span></text:a></text:span><text:span text:style-name="T15_8"><text:a xlink:type="simple" xlink:href="https://www.youtube.com/watch?v=qc-YMUWvA1s&amp;list=FL6io6EDwyDbBoi2d8O6kEgA&amp;index=1326"><text:span text:style-name="T15_9"><text:s/></text:span></text:a></text:span><text:span text:style-name="T15_10"><text:a xlink:type="simple" xlink:href="https://www.youtube.com/watch?v=qc-YMUWvA1s&amp;list=FL6io6EDwyDbBoi2d8O6kEgA&amp;index=1326"><text:span text:style-name="T15_11">and</text:span></text:a></text:span><text:span text:style-name="T15_12"><text:a xlink:type="simple" xlink:href="https://www.youtube.com/watch?v=qc-YMUWvA1s&amp;list=FL6io6EDwyDbBoi2d8O6kEgA&amp;index=1326"><text:span text:style-name="T15_13"><text:s/></text:span></text:a></text:span><text:span text:style-name="T15_14"><text:a xlink:type="simple" xlink:href="https://www.youtube.com/watch?v=qc-YMUWvA1s&amp;list=FL6io6EDwyDbBoi2d8O6kEgA&amp;index=1326"><text:span text:style-name="T15_15">Happy</text:span></text:a></text:span><text:span text:style-name="T15_16"><text:a xlink:type="simple" xlink:href="https://www.youtube.com/watch?v=qc-YMUWvA1s&amp;list=FL6io6EDwyDbBoi2d8O6kEgA&amp;index=1326"><text:span text:style-name="T15_17"><text:s/></text:span></text:a></text:span><text:span text:style-name="T15_18"><text:a xlink:type="simple" xlink:href="https://www.youtube.com/watch?v=qc-YMUWvA1s&amp;list=FL6io6EDwyDbBoi2d8O6kEgA&amp;index=1326"><text:span text:style-name="T15_19">Endings</text:span></text:a></text:span></text:p>
      <text:p text:style-name="P16"><text:span text:style-name="T16_1">PrinceWhatever</text:span><text:span text:style-name="T16_2"><text:s/></text:span><text:span text:style-name="T16_3">nieraz</text:span><text:span text:style-name="T16_4"><text:s/></text:span><text:span text:style-name="T16_5">pokazał</text:span><text:span text:style-name="T16_6">,<text:s/></text:span><text:span text:style-name="T16_7">iż</text:span><text:span text:style-name="T16_8"><text:s/></text:span><text:span text:style-name="T16_9">umiejętność</text:span><text:span text:style-name="T16_10"><text:s/></text:span><text:span text:style-name="T16_11">tworzenia</text:span><text:span text:style-name="T16_12"><text:s/></text:span><text:span text:style-name="T16_13">świetnych</text:span><text:span text:style-name="T16_14"><text:s/></text:span><text:span text:style-name="T16_15">utworów</text:span><text:span text:style-name="T16_16"><text:s/></text:span><text:span text:style-name="T16_17">nie</text:span><text:span text:style-name="T16_18"><text:s/></text:span><text:span text:style-name="T16_19">jest</text:span><text:span text:style-name="T16_20"><text:s/></text:span><text:span text:style-name="T16_21">mu</text:span><text:span text:style-name="T16_22"><text:s/></text:span><text:span text:style-name="T16_23">obca</text:span><text:span text:style-name="T16_24">.<text:s/></text:span><text:span text:style-name="T16_25">Przy</text:span><text:span text:style-name="T16_26"><text:s/></text:span><text:span text:style-name="T16_27">tej</text:span><text:span text:style-name="T16_28"><text:s/></text:span><text:span text:style-name="T16_29">okazji</text:span><text:span text:style-name="T16_30"><text:s/></text:span><text:span text:style-name="T16_31">zainspirował</text:span><text:span text:style-name="T16_32"><text:s/></text:span><text:span text:style-name="T16_33">się</text:span><text:span text:style-name="T16_34"><text:s/></text:span><text:span text:style-name="T16_35">słynną</text:span><text:span text:style-name="T16_36"><text:s/></text:span><text:span text:style-name="T16_37">historią</text:span><text:span text:style-name="T16_38"><text:s/></text:span><text:span text:style-name="T16_39">z</text:span><text:span text:style-name="T16_40"><text:s/></text:span><text:span text:style-name="T16_41">oburzeniem</text:span><text:span text:style-name="T16_42"><text:s/></text:span><text:span text:style-name="T16_43">po</text:span><text:span text:style-name="T16_44"><text:s/></text:span><text:span text:style-name="T16_45">pierwszej</text:span><text:span text:style-name="T16_46"><text:s/></text:span><text:span text:style-name="T16_47">przemowie</text:span><text:span text:style-name="T16_48"><text:s/></text:span><text:span text:style-name="T16_49">Derpy</text:span><text:span text:style-name="T16_50"><text:s/></text:span><text:span text:style-name="T16_51">i</text:span><text:span text:style-name="T16_52"><text:s/></text:span><text:span text:style-name="T16_53">wynikającej</text:span><text:span text:style-name="T16_54"><text:s/></text:span><text:span text:style-name="T16_55">z</text:span><text:span text:style-name="T16_56"><text:s/></text:span><text:span text:style-name="T16_57">niej</text:span><text:span text:style-name="T16_58"><text:s/></text:span><text:span text:style-name="T16_59">zmiany</text:span><text:span text:style-name="T16_60"><text:s/></text:span><text:span text:style-name="T16_61">głosu</text:span><text:span text:style-name="T16_62"><text:s/></text:span><text:span text:style-name="T16_63">zezowatej</text:span><text:span text:style-name="T16_64"><text:s/></text:span><text:span text:style-name="T16_65">listonoszki</text:span><text:span text:style-name="T16_66">.<text:s/></text:span><text:span text:style-name="T16_67">Dobra</text:span><text:span text:style-name="T16_68"><text:s/></text:span><text:span text:style-name="T16_69">podstawa</text:span><text:span text:style-name="T16_70"><text:s/></text:span><text:span text:style-name="T16_71">piosenki</text:span><text:span text:style-name="T16_72"><text:s/></text:span><text:span text:style-name="T16_73">oraz</text:span><text:span text:style-name="T16_74"><text:s/></text:span><text:span text:style-name="T16_75">współpraca</text:span><text:span text:style-name="T16_76"><text:s/></text:span><text:span text:style-name="T16_77">z</text:span><text:span text:style-name="T16_78"><text:s/></text:span><text:span text:style-name="T16_79">Liquid</text:span><text:span text:style-name="T16_80"><text:s/></text:span><text:span text:style-name="T16_81">Cobalt</text:span><text:span text:style-name="T16_82"><text:s/></text:span><text:span text:style-name="T16_83">oraz</text:span><text:span text:style-name="T16_84"><text:s/></text:span><text:span text:style-name="T16_85">ISMBOFepicly</text:span><text:span text:style-name="T16_86"><text:s/></text:span><text:span text:style-name="T16_87">zaowocowały</text:span><text:span text:style-name="T16_88"><text:s/></text:span><text:span text:style-name="T16_89">prawdziwą</text:span><text:span text:style-name="T16_90"><text:s/></text:span><text:span text:style-name="T16_91">perełką</text:span><text:span text:style-name="T16_92">.<text:s/></text:span><text:span text:style-name="T16_93">W</text:span><text:span text:style-name="T16_94"><text:s/>„</text:span><text:span text:style-name="T16_95">Between</text:span><text:span text:style-name="T16_96"><text:s/></text:span><text:span text:style-name="T16_97">Fairytales</text:span><text:span text:style-name="T16_98"><text:s/></text:span><text:span text:style-name="T16_99">and</text:span><text:span text:style-name="T16_100"><text:s/></text:span><text:span text:style-name="T16_101">Happy</text:span><text:span text:style-name="T16_102"><text:s/></text:span><text:span text:style-name="T16_103">Endings</text:span><text:span text:style-name="T16_104">”<text:s/></text:span><text:span text:style-name="T16_105">dostaliśmy</text:span><text:span text:style-name="T16_106"><text:s/></text:span><text:span text:style-name="T16_107">przyjemną</text:span><text:span text:style-name="T16_108">,<text:s/></text:span><text:span text:style-name="T16_109">łatwo</text:span><text:span text:style-name="T16_110"><text:s/></text:span><text:span text:style-name="T16_111">wpadającą</text:span><text:span text:style-name="T16_112"><text:s/></text:span><text:span text:style-name="T16_113">w</text:span><text:span text:style-name="T16_114"><text:s/></text:span><text:span text:style-name="T16_115">ucho</text:span><text:span text:style-name="T16_116"><text:s/></text:span><text:span text:style-name="T16_117">melodię</text:span><text:span text:style-name="T16_118"><text:s/></text:span><text:span text:style-name="T16_119">oraz</text:span><text:span text:style-name="T16_120"><text:s/></text:span><text:span text:style-name="T16_121">świetny</text:span><text:span text:style-name="T16_122"><text:s/></text:span><text:span text:style-name="T16_123">tekst</text:span><text:span text:style-name="T16_124">.<text:s/></text:span><text:span text:style-name="T16_125">Dodając</text:span><text:span text:style-name="T16_126"><text:s/></text:span><text:span text:style-name="T16_127">do</text:span><text:span text:style-name="T16_128"><text:s/></text:span><text:span text:style-name="T16_129">tego</text:span><text:span text:style-name="T16_130"><text:s/></text:span><text:span text:style-name="T16_131">prostą</text:span><text:span text:style-name="T16_132">,<text:s/></text:span><text:span text:style-name="T16_133">acz</text:span><text:span text:style-name="T16_134"><text:s/></text:span><text:span text:style-name="T16_135">miłą</text:span><text:span text:style-name="T16_136"><text:s/></text:span><text:span text:style-name="T16_137">dla</text:span><text:span text:style-name="T16_138"><text:s/></text:span><text:span text:style-name="T16_139">oka</text:span><text:span text:style-name="T16_140"><text:s/></text:span><text:span text:style-name="T16_141">animację</text:span><text:span text:style-name="T16_142">,<text:s/></text:span><text:span text:style-name="T16_143">otrzymujemy</text:span><text:span text:style-name="T16_144"><text:s/></text:span><text:span text:style-name="T16_145">zgrabną</text:span><text:span text:style-name="T16_146"><text:s/></text:span><text:span text:style-name="T16_147">całość</text:span><text:span text:style-name="T16_148">,<text:s/></text:span><text:span text:style-name="T16_149">która</text:span><text:span text:style-name="T16_150"><text:s/></text:span><text:span text:style-name="T16_151">zdobyła</text:span><text:span text:style-name="T16_152"><text:s/></text:span><text:span text:style-name="T16_153">sobie</text:span><text:span text:style-name="T16_154"><text:s/></text:span><text:span text:style-name="T16_155">ponad</text:span><text:span text:style-name="T16_156"><text:s/></text:span><text:span text:style-name="T16_157">pół</text:span><text:span text:style-name="T16_158"><text:s/></text:span><text:span text:style-name="T16_159">miliona</text:span><text:span text:style-name="T16_160"><text:s/></text:span><text:span text:style-name="T16_161">wyświetleń</text:span><text:span text:style-name="T16_162">.<text:s/></text:span><text:span text:style-name="T16_163">Może</text:span><text:span text:style-name="T16_164"><text:s/></text:span><text:span text:style-name="T16_165">nabijemy</text:span><text:span text:style-name="T16_166"><text:s/></text:span><text:span text:style-name="T16_167">jej</text:span><text:span text:style-name="T16_168"><text:s/></text:span><text:span text:style-name="T16_169">jeszcze</text:span><text:span text:style-name="T16_170"><text:s/></text:span><text:span text:style-name="T16_171">kilkaset</text:span><text:span text:style-name="T16_172">?</text:span></text:p>
      <text:p text:style-name="P17"/>
      <text:p text:style-name="P18"><text:span text:style-name="T18_1">Link</text:span><text:span text:style-name="T18_2"><text:s/></text:span><text:span text:style-name="T18_3">do</text:span><text:span text:style-name="T18_4"><text:s/></text:span><text:span text:style-name="T18_5">obrazka</text:span><text:span text:style-name="T18_6">:</text:span></text:p>
      <text:p text:style-name="P19"><text:span text:style-name="T19_1">Link</text:span><text:span text:style-name="T19_2"><text:s/></text:span><text:span text:style-name="T19_3">do</text:span><text:span text:style-name="T19_4"><text:s/></text:span><text:span text:style-name="T19_5">źródła</text:span><text:span text:style-name="T19_6">:<text:s/></text:span><text:span text:style-name="T19_7"><text:a xlink:type="simple" xlink:href="https://www.youtube.com/watch?v=qc-YMUWvA1s&amp;list=FL6io6EDwyDbBoi2d8O6kEgA&amp;index=1326"><text:span text:style-name="T19_8">https</text:span></text:a></text:span><text:span text:style-name="T19_9"><text:a xlink:type="simple" xlink:href="https://www.youtube.com/watch?v=qc-YMUWvA1s&amp;list=FL6io6EDwyDbBoi2d8O6kEgA&amp;index=1326"><text:span text:style-name="T19_10">://</text:span></text:a></text:span><text:span text:style-name="T19_11"><text:a xlink:type="simple" xlink:href="https://www.youtube.com/watch?v=qc-YMUWvA1s&amp;list=FL6io6EDwyDbBoi2d8O6kEgA&amp;index=1326"><text:span text:style-name="T19_12">www</text:span></text:a></text:span><text:span text:style-name="T19_13"><text:a xlink:type="simple" xlink:href="https://www.youtube.com/watch?v=qc-YMUWvA1s&amp;list=FL6io6EDwyDbBoi2d8O6kEgA&amp;index=1326"><text:span text:style-name="T19_14">.</text:span></text:a></text:span><text:span text:style-name="T19_15"><text:a xlink:type="simple" xlink:href="https://www.youtube.com/watch?v=qc-YMUWvA1s&amp;list=FL6io6EDwyDbBoi2d8O6kEgA&amp;index=1326"><text:span text:style-name="T19_16">youtube</text:span></text:a></text:span><text:span text:style-name="T19_17"><text:a xlink:type="simple" xlink:href="https://www.youtube.com/watch?v=qc-YMUWvA1s&amp;list=FL6io6EDwyDbBoi2d8O6kEgA&amp;index=1326"><text:span text:style-name="T19_18">.</text:span></text:a></text:span><text:span text:style-name="T19_19"><text:a xlink:type="simple" xlink:href="https://www.youtube.com/watch?v=qc-YMUWvA1s&amp;list=FL6io6EDwyDbBoi2d8O6kEgA&amp;index=1326"><text:span text:style-name="T19_20">com</text:span></text:a></text:span><text:span text:style-name="T19_21"><text:a xlink:type="simple" xlink:href="https://www.youtube.com/watch?v=qc-YMUWvA1s&amp;list=FL6io6EDwyDbBoi2d8O6kEgA&amp;index=1326"><text:span text:style-name="T19_22">/</text:span></text:a></text:span><text:span text:style-name="T19_23"><text:a xlink:type="simple" xlink:href="https://www.youtube.com/watch?v=qc-YMUWvA1s&amp;list=FL6io6EDwyDbBoi2d8O6kEgA&amp;index=1326"><text:span text:style-name="T19_24">watch</text:span></text:a></text:span><text:span text:style-name="T19_25"><text:a xlink:type="simple" xlink:href="https://www.youtube.com/watch?v=qc-YMUWvA1s&amp;list=FL6io6EDwyDbBoi2d8O6kEgA&amp;index=1326"><text:span text:style-name="T19_26">?</text:span></text:a></text:span><text:span text:style-name="T19_27"><text:a xlink:type="simple" xlink:href="https://www.youtube.com/watch?v=qc-YMUWvA1s&amp;list=FL6io6EDwyDbBoi2d8O6kEgA&amp;index=1326"><text:span text:style-name="T19_28">v</text:span></text:a></text:span><text:span text:style-name="T19_29"><text:a xlink:type="simple" xlink:href="https://www.youtube.com/watch?v=qc-YMUWvA1s&amp;list=FL6io6EDwyDbBoi2d8O6kEgA&amp;index=1326"><text:span text:style-name="T19_30">=</text:span></text:a></text:span><text:span text:style-name="T19_31"><text:a xlink:type="simple" xlink:href="https://www.youtube.com/watch?v=qc-YMUWvA1s&amp;list=FL6io6EDwyDbBoi2d8O6kEgA&amp;index=1326"><text:span text:style-name="T19_32">qc</text:span></text:a></text:span><text:span text:style-name="T19_33"><text:a xlink:type="simple" xlink:href="https://www.youtube.com/watch?v=qc-YMUWvA1s&amp;list=FL6io6EDwyDbBoi2d8O6kEgA&amp;index=1326"><text:span text:style-name="T19_34">-</text:span></text:a></text:span><text:span text:style-name="T19_35"><text:a xlink:type="simple" xlink:href="https://www.youtube.com/watch?v=qc-YMUWvA1s&amp;list=FL6io6EDwyDbBoi2d8O6kEgA&amp;index=1326"><text:span text:style-name="T19_36">YMUWvA</text:span></text:a></text:span><text:span text:style-name="T19_37"><text:a xlink:type="simple" xlink:href="https://www.youtube.com/watch?v=qc-YMUWvA1s&amp;list=FL6io6EDwyDbBoi2d8O6kEgA&amp;index=1326"><text:span text:style-name="T19_38">1</text:span></text:a></text:span><text:span text:style-name="T19_39"><text:a xlink:type="simple" xlink:href="https://www.youtube.com/watch?v=qc-YMUWvA1s&amp;list=FL6io6EDwyDbBoi2d8O6kEgA&amp;index=1326"><text:span text:style-name="T19_40">s</text:span></text:a></text:span><text:span text:style-name="T19_41"><text:a xlink:type="simple" xlink:href="https://www.youtube.com/watch?v=qc-YMUWvA1s&amp;list=FL6io6EDwyDbBoi2d8O6kEgA&amp;index=1326"><text:span text:style-name="T19_42">&amp;</text:span></text:a></text:span><text:span text:style-name="T19_43"><text:a xlink:type="simple" xlink:href="https://www.youtube.com/watch?v=qc-YMUWvA1s&amp;list=FL6io6EDwyDbBoi2d8O6kEgA&amp;index=1326"><text:span text:style-name="T19_44">list</text:span></text:a></text:span><text:span text:style-name="T19_45"><text:a xlink:type="simple" xlink:href="https://www.youtube.com/watch?v=qc-YMUWvA1s&amp;list=FL6io6EDwyDbBoi2d8O6kEgA&amp;index=1326"><text:span text:style-name="T19_46">=</text:span></text:a></text:span><text:span text:style-name="T19_47"><text:a xlink:type="simple" xlink:href="https://www.youtube.com/watch?v=qc-YMUWvA1s&amp;list=FL6io6EDwyDbBoi2d8O6kEgA&amp;index=1326"><text:span text:style-name="T19_48">FL</text:span></text:a></text:span><text:span text:style-name="T19_49"><text:a xlink:type="simple" xlink:href="https://www.youtube.com/watch?v=qc-YMUWvA1s&amp;list=FL6io6EDwyDbBoi2d8O6kEgA&amp;index=1326"><text:span text:style-name="T19_50">6</text:span></text:a></text:span><text:span text:style-name="T19_51"><text:a xlink:type="simple" xlink:href="https://www.youtube.com/watch?v=qc-YMUWvA1s&amp;list=FL6io6EDwyDbBoi2d8O6kEgA&amp;index=1326"><text:span text:style-name="T19_52">io</text:span></text:a></text:span><text:span text:style-name="T19_53"><text:a xlink:type="simple" xlink:href="https://www.youtube.com/watch?v=qc-YMUWvA1s&amp;list=FL6io6EDwyDbBoi2d8O6kEgA&amp;index=1326"><text:span text:style-name="T19_54">6</text:span></text:a></text:span><text:span text:style-name="T19_55"><text:a xlink:type="simple" xlink:href="https://www.youtube.com/watch?v=qc-YMUWvA1s&amp;list=FL6io6EDwyDbBoi2d8O6kEgA&amp;index=1326"><text:span text:style-name="T19_56">EDwyDbBoi</text:span></text:a></text:span><text:span text:style-name="T19_57"><text:a xlink:type="simple" xlink:href="https://www.youtube.com/watch?v=qc-YMUWvA1s&amp;list=FL6io6EDwyDbBoi2d8O6kEgA&amp;index=1326"><text:span text:style-name="T19_58">2</text:span></text:a></text:span><text:span text:style-name="T19_59"><text:a xlink:type="simple" xlink:href="https://www.youtube.com/watch?v=qc-YMUWvA1s&amp;list=FL6io6EDwyDbBoi2d8O6kEgA&amp;index=1326"><text:span text:style-name="T19_60">d</text:span></text:a></text:span><text:span text:style-name="T19_61"><text:a xlink:type="simple" xlink:href="https://www.youtube.com/watch?v=qc-YMUWvA1s&amp;list=FL6io6EDwyDbBoi2d8O6kEgA&amp;index=1326"><text:span text:style-name="T19_62">8</text:span></text:a></text:span><text:span text:style-name="T19_63"><text:a xlink:type="simple" xlink:href="https://www.youtube.com/watch?v=qc-YMUWvA1s&amp;list=FL6io6EDwyDbBoi2d8O6kEgA&amp;index=1326"><text:span text:style-name="T19_64">O</text:span></text:a></text:span><text:span text:style-name="T19_65"><text:a xlink:type="simple" xlink:href="https://www.youtube.com/watch?v=qc-YMUWvA1s&amp;list=FL6io6EDwyDbBoi2d8O6kEgA&amp;index=1326"><text:span text:style-name="T19_66">6</text:span></text:a></text:span><text:span text:style-name="T19_67"><text:a xlink:type="simple" xlink:href="https://www.youtube.com/watch?v=qc-YMUWvA1s&amp;list=FL6io6EDwyDbBoi2d8O6kEgA&amp;index=1326"><text:span text:style-name="T19_68">kEgA</text:span></text:a></text:span><text:span text:style-name="T19_69"><text:a xlink:type="simple" xlink:href="https://www.youtube.com/watch?v=qc-YMUWvA1s&amp;list=FL6io6EDwyDbBoi2d8O6kEgA&amp;index=1326"><text:span text:style-name="T19_70">&amp;</text:span></text:a></text:span><text:span text:style-name="T19_71"><text:a xlink:type="simple" xlink:href="https://www.youtube.com/watch?v=qc-YMUWvA1s&amp;list=FL6io6EDwyDbBoi2d8O6kEgA&amp;index=1326"><text:span text:style-name="T19_72">index</text:span></text:a></text:span><text:span text:style-name="T19_73"><text:a xlink:type="simple" xlink:href="https://www.youtube.com/watch?v=qc-YMUWvA1s&amp;list=FL6io6EDwyDbBoi2d8O6kEgA&amp;index=1326"><text:span text:style-name="T19_74">=1326</text:span></text:a></text:span></text:p>
      <text:p text:style-name="P20"/>
      <text:p text:style-name="P21"><text:span text:style-name="T21_1">4.<text:s/></text:span><text:span text:style-name="T21_2"><text:a xlink:type="simple" xlink:href="https://www.youtube.com/watch?v=e-IjuIKSUlo&amp;list=FL6io6EDwyDbBoi2d8O6kEgA&amp;index=1324"><text:span text:style-name="T21_3">Art</text:span></text:a></text:span><text:span text:style-name="T21_4"><text:a xlink:type="simple" xlink:href="https://www.youtube.com/watch?v=e-IjuIKSUlo&amp;list=FL6io6EDwyDbBoi2d8O6kEgA&amp;index=1324"><text:span text:style-name="T21_5"><text:s/></text:span></text:a></text:span><text:span text:style-name="T21_6"><text:a xlink:type="simple" xlink:href="https://www.youtube.com/watch?v=e-IjuIKSUlo&amp;list=FL6io6EDwyDbBoi2d8O6kEgA&amp;index=1324"><text:span text:style-name="T21_7">of</text:span></text:a></text:span><text:span text:style-name="T21_8"><text:a xlink:type="simple" xlink:href="https://www.youtube.com/watch?v=e-IjuIKSUlo&amp;list=FL6io6EDwyDbBoi2d8O6kEgA&amp;index=1324"><text:span text:style-name="T21_9"><text:s/></text:span></text:a></text:span><text:span text:style-name="T21_10"><text:a xlink:type="simple" xlink:href="https://www.youtube.com/watch?v=e-IjuIKSUlo&amp;list=FL6io6EDwyDbBoi2d8O6kEgA&amp;index=1324"><text:span text:style-name="T21_11">the</text:span></text:a></text:span><text:span text:style-name="T21_12"><text:a xlink:type="simple" xlink:href="https://www.youtube.com/watch?v=e-IjuIKSUlo&amp;list=FL6io6EDwyDbBoi2d8O6kEgA&amp;index=1324"><text:span text:style-name="T21_13"><text:s/></text:span></text:a></text:span><text:span text:style-name="T21_14"><text:a xlink:type="simple" xlink:href="https://www.youtube.com/watch?v=e-IjuIKSUlo&amp;list=FL6io6EDwyDbBoi2d8O6kEgA&amp;index=1324"><text:span text:style-name="T21_15">Industry</text:span></text:a></text:span><text:span text:style-name="T21_16"><text:s/></text:span></text:p>
      <text:p text:style-name="P22"><text:span text:style-name="T22_1">W</text:span><text:span text:style-name="T22_2"><text:s/></text:span><text:span text:style-name="T22_3">pierwszej</text:span><text:span text:style-name="T22_4"><text:s/></text:span><text:span text:style-name="T22_5">części</text:span><text:span text:style-name="T22_6"><text:s/></text:span><text:span text:style-name="T22_7">wykopalisk</text:span><text:span text:style-name="T22_8"><text:s/></text:span><text:span text:style-name="T22_9">zapowiadałem</text:span><text:span text:style-name="T22_10">,<text:s/></text:span><text:span text:style-name="T22_11">że</text:span><text:span text:style-name="T22_12"><text:s/></text:span><text:span text:style-name="T22_13">z</text:span><text:span text:style-name="T22_14"><text:s/></text:span><text:span text:style-name="T22_15">tym</text:span><text:span text:style-name="T22_16"><text:s/></text:span><text:span text:style-name="T22_17">panem</text:span><text:span text:style-name="T22_18"><text:s/></text:span><text:span text:style-name="T22_19">jeszcze</text:span><text:span text:style-name="T22_20"><text:s/></text:span><text:span text:style-name="T22_21">się</text:span><text:span text:style-name="T22_22"><text:s/></text:span><text:span text:style-name="T22_23">spotkamy</text:span><text:span text:style-name="T22_24">.<text:s/></text:span><text:span text:style-name="T22_25">Nadszedł</text:span><text:span text:style-name="T22_26"><text:s/></text:span><text:span text:style-name="T22_27">więc</text:span><text:span text:style-name="T22_28"><text:s/></text:span><text:span text:style-name="T22_29">czas</text:span><text:span text:style-name="T22_30"><text:s/></text:span><text:span text:style-name="T22_31">na</text:span><text:span text:style-name="T22_32"><text:s/></text:span><text:span text:style-name="T22_33">małą</text:span><text:span text:style-name="T22_34"><text:s/></text:span><text:span text:style-name="T22_35">serię</text:span><text:span text:style-name="T22_36"><text:s/></text:span><text:span text:style-name="T22_37">z</text:span><text:span text:style-name="T22_38"><text:s/></text:span><text:span text:style-name="T22_39">DrDissonance</text:span><text:span text:style-name="T22_40">.<text:s/></text:span><text:span text:style-name="T22_41">Jako</text:span><text:span text:style-name="T22_42"><text:s/></text:span><text:span text:style-name="T22_43">pierwszą</text:span><text:span text:style-name="T22_44"><text:s/></text:span><text:span text:style-name="T22_45">przypomnę</text:span><text:span text:style-name="T22_46"><text:s/></text:span><text:span text:style-name="T22_47">Wam</text:span><text:span text:style-name="T22_48"><text:s/></text:span><text:span text:style-name="T22_49">przeróbkę</text:span><text:span text:style-name="T22_50"><text:s/></text:span><text:span text:style-name="T22_51">serialowej</text:span><text:span text:style-name="T22_52"><text:s/></text:span><text:span text:style-name="T22_53">piosenki</text:span><text:span text:style-name="T22_54"><text:s/>„</text:span><text:span text:style-name="T22_55">Art</text:span><text:span text:style-name="T22_56"><text:s/></text:span><text:span text:style-name="T22_57">of</text:span><text:span text:style-name="T22_58"><text:s/></text:span><text:span text:style-name="T22_59">the</text:span><text:span text:style-name="T22_60"><text:s/></text:span><text:span text:style-name="T22_61">Dress</text:span><text:span text:style-name="T22_62">”.<text:s/></text:span><text:span text:style-name="T22_63">Mocno</text:span><text:span text:style-name="T22_64"><text:s/></text:span><text:span text:style-name="T22_65">steampunkowa</text:span><text:span text:style-name="T22_66"><text:s/></text:span><text:span text:style-name="T22_67">wersja</text:span><text:span text:style-name="T22_68"><text:s/></text:span><text:span text:style-name="T22_69">tego</text:span><text:span text:style-name="T22_70"><text:s/></text:span><text:span text:style-name="T22_71">utworu</text:span><text:span text:style-name="T22_72"><text:s/></text:span><text:span text:style-name="T22_73">została</text:span><text:span text:style-name="T22_74"><text:s/></text:span><text:span text:style-name="T22_75">wedle</text:span><text:span text:style-name="T22_76"><text:s/></text:span><text:span text:style-name="T22_77">słów</text:span><text:span text:style-name="T22_78"><text:s/></text:span><text:span text:style-name="T22_79">samego</text:span><text:span text:style-name="T22_80"><text:s/></text:span><text:span text:style-name="T22_81">twórcy</text:span><text:span text:style-name="T22_82"><text:s/></text:span><text:span text:style-name="T22_83">zainspirowana</text:span><text:span text:style-name="T22_84"><text:s/></text:span><text:span text:style-name="T22_85">obrazkiem</text:span><text:span text:style-name="T22_86">,<text:s/></text:span><text:span text:style-name="T22_87">którego</text:span><text:span text:style-name="T22_88"><text:s/></text:span><text:span text:style-name="T22_89">użył</text:span><text:span text:style-name="T22_90"><text:s/></text:span><text:span text:style-name="T22_91">w</text:span><text:span text:style-name="T22_92"><text:s/></text:span><text:span text:style-name="T22_93">roli</text:span><text:span text:style-name="T22_94">…<text:s/></text:span><text:span text:style-name="T22_95">okładki</text:span><text:span text:style-name="T22_96">?<text:s/></text:span><text:span text:style-name="T22_97">W</text:span><text:span text:style-name="T22_98"><text:s/></text:span><text:span text:style-name="T22_99">każdym</text:span><text:span text:style-name="T22_100"><text:s/></text:span><text:span text:style-name="T22_101">razie</text:span><text:span text:style-name="T22_102"><text:s/></text:span><text:span text:style-name="T22_103">otrzymaliśmy</text:span><text:span text:style-name="T22_104"><text:s/></text:span><text:span text:style-name="T22_105">samą</text:span><text:span text:style-name="T22_106"><text:s/></text:span><text:span text:style-name="T22_107">melodię</text:span><text:span text:style-name="T22_108">,<text:s/></text:span><text:span text:style-name="T22_109">w</text:span><text:span text:style-name="T22_110"><text:s/></text:span><text:span text:style-name="T22_111">której</text:span><text:span text:style-name="T22_112"><text:s/></text:span><text:span text:style-name="T22_113">aż</text:span><text:span text:style-name="T22_114"><text:s/></text:span><text:span text:style-name="T22_115">gęsto</text:span><text:span text:style-name="T22_116"><text:s/></text:span><text:span text:style-name="T22_117">od</text:span><text:span text:style-name="T22_118"><text:s/></text:span><text:span text:style-name="T22_119">instrumentów</text:span><text:span text:style-name="T22_120"><text:s/></text:span><text:span text:style-name="T22_121">blaszanych</text:span><text:span text:style-name="T22_122">.<text:s/></text:span><text:span text:style-name="T22_123">Kiedy</text:span><text:span text:style-name="T22_124"><text:s/></text:span><text:span text:style-name="T22_125">się</text:span><text:span text:style-name="T22_126"><text:s/></text:span><text:span text:style-name="T22_127">tego</text:span><text:span text:style-name="T22_128"><text:s/></text:span><text:span text:style-name="T22_129">słucha</text:span><text:span text:style-name="T22_130">,<text:s/></text:span><text:span text:style-name="T22_131">to</text:span><text:span text:style-name="T22_132"><text:s/></text:span><text:span text:style-name="T22_133">naprawdę</text:span><text:span text:style-name="T22_134"><text:s/></text:span><text:span text:style-name="T22_135">łatwo</text:span><text:span text:style-name="T22_136"><text:s/></text:span><text:span text:style-name="T22_137">wyobrazić</text:span><text:span text:style-name="T22_138"><text:s/></text:span><text:span text:style-name="T22_139">sobie</text:span><text:span text:style-name="T22_140"><text:s/></text:span><text:span text:style-name="T22_141">epokę</text:span><text:span text:style-name="T22_142"><text:s/></text:span><text:span text:style-name="T22_143">rewolucji</text:span><text:span text:style-name="T22_144"><text:s/></text:span><text:span text:style-name="T22_145">przemysłowej</text:span><text:span text:style-name="T22_146"><text:s/></text:span><text:span text:style-name="T22_147">i</text:span><text:span text:style-name="T22_148"><text:s/></text:span><text:span text:style-name="T22_149">Rarity</text:span><text:span text:style-name="T22_150"><text:s/></text:span><text:span text:style-name="T22_151">grającą</text:span><text:span text:style-name="T22_152"><text:s/></text:span><text:span text:style-name="T22_153">grubą</text:span><text:span text:style-name="T22_154"><text:s/></text:span><text:span text:style-name="T22_155">rybę</text:span><text:span text:style-name="T22_156"><text:s/></text:span><text:span text:style-name="T22_157">tamtejszego</text:span><text:span text:style-name="T22_158"><text:s/></text:span><text:span text:style-name="T22_159">świata</text:span><text:span text:style-name="T22_160">.<text:s/></text:span><text:span text:style-name="T22_161">Prawdziwa</text:span><text:span text:style-name="T22_162"><text:s/></text:span><text:span text:style-name="T22_163">mosiężna</text:span><text:span text:style-name="T22_164"><text:s/></text:span><text:span text:style-name="T22_165">harmonia</text:span><text:span text:style-name="T22_166">.<text:s/></text:span><text:span text:style-name="T22_167">Polecam</text:span><text:span text:style-name="T22_168">.</text:span></text:p>
      <text:p text:style-name="P23"/>
      <text:p text:style-name="P24"><text:span text:style-name="T24_1">Link</text:span><text:span text:style-name="T24_2"><text:s/></text:span><text:span text:style-name="T24_3">do</text:span><text:span text:style-name="T24_4"><text:s/></text:span><text:span text:style-name="T24_5">obrazka</text:span><text:span text:style-name="T24_6">:<text:s/></text:span><text:span text:style-name="T24_7"><text:a xlink:type="simple" xlink:href="http://orig03.deviantart.net/6b8b/f/2011/245/3/f/rarity_is_by_gimpcowking-d48ouex.jpg"><text:span text:style-name="T24_8">http</text:span></text:a></text:span><text:span text:style-name="T24_9"><text:a xlink:type="simple" xlink:href="http://orig03.deviantart.net/6b8b/f/2011/245/3/f/rarity_is_by_gimpcowking-d48ouex.jpg"><text:span text:style-name="T24_10">://</text:span></text:a></text:span><text:span text:style-name="T24_11"><text:a xlink:type="simple" xlink:href="http://orig03.deviantart.net/6b8b/f/2011/245/3/f/rarity_is_by_gimpcowking-d48ouex.jpg"><text:span text:style-name="T24_12">orig</text:span></text:a></text:span><text:span text:style-name="T24_13"><text:a xlink:type="simple" xlink:href="http://orig03.deviantart.net/6b8b/f/2011/245/3/f/rarity_is_by_gimpcowking-d48ouex.jpg"><text:span text:style-name="T24_14">03.</text:span></text:a></text:span><text:span text:style-name="T24_15"><text:a xlink:type="simple" xlink:href="http://orig03.deviantart.net/6b8b/f/2011/245/3/f/rarity_is_by_gimpcowking-d48ouex.jpg"><text:span text:style-name="T24_16">deviantart</text:span></text:a></text:span><text:span text:style-name="T24_17"><text:a xlink:type="simple" xlink:href="http://orig03.deviantart.net/6b8b/f/2011/245/3/f/rarity_is_by_gimpcowking-d48ouex.jpg"><text:span text:style-name="T24_18">.</text:span></text:a></text:span><text:span text:style-name="T24_19"><text:a xlink:type="simple" xlink:href="http://orig03.deviantart.net/6b8b/f/2011/245/3/f/rarity_is_by_gimpcowking-d48ouex.jpg"><text:span text:style-name="T24_20">net</text:span></text:a></text:span><text:span text:style-name="T24_21"><text:a xlink:type="simple" xlink:href="http://orig03.deviantart.net/6b8b/f/2011/245/3/f/rarity_is_by_gimpcowking-d48ouex.jpg"><text:span text:style-name="T24_22">/6</text:span></text:a></text:span><text:span text:style-name="T24_23"><text:a xlink:type="simple" xlink:href="http://orig03.deviantart.net/6b8b/f/2011/245/3/f/rarity_is_by_gimpcowking-d48ouex.jpg"><text:span text:style-name="T24_24">b</text:span></text:a></text:span><text:span text:style-name="T24_25"><text:a xlink:type="simple" xlink:href="http://orig03.deviantart.net/6b8b/f/2011/245/3/f/rarity_is_by_gimpcowking-d48ouex.jpg"><text:span text:style-name="T24_26">8</text:span></text:a></text:span><text:span text:style-name="T24_27"><text:a xlink:type="simple" xlink:href="http://orig03.deviantart.net/6b8b/f/2011/245/3/f/rarity_is_by_gimpcowking-d48ouex.jpg"><text:span text:style-name="T24_28">b</text:span></text:a></text:span><text:span text:style-name="T24_29"><text:a xlink:type="simple" xlink:href="http://orig03.deviantart.net/6b8b/f/2011/245/3/f/rarity_is_by_gimpcowking-d48ouex.jpg"><text:span text:style-name="T24_30">/</text:span></text:a></text:span><text:span text:style-name="T24_31"><text:a xlink:type="simple" xlink:href="http://orig03.deviantart.net/6b8b/f/2011/245/3/f/rarity_is_by_gimpcowking-d48ouex.jpg"><text:span text:style-name="T24_32">f</text:span></text:a></text:span><text:span text:style-name="T24_33"><text:a xlink:type="simple" xlink:href="http://orig03.deviantart.net/6b8b/f/2011/245/3/f/rarity_is_by_gimpcowking-d48ouex.jpg"><text:span text:style-name="T24_34">/2011/245/3/</text:span></text:a></text:span><text:span text:style-name="T24_35"><text:a xlink:type="simple" xlink:href="http://orig03.deviantart.net/6b8b/f/2011/245/3/f/rarity_is_by_gimpcowking-d48ouex.jpg"><text:span text:style-name="T24_36">f</text:span></text:a></text:span><text:span text:style-name="T24_37"><text:a xlink:type="simple" xlink:href="http://orig03.deviantart.net/6b8b/f/2011/245/3/f/rarity_is_by_gimpcowking-d48ouex.jpg"><text:span text:style-name="T24_38">/</text:span></text:a></text:span><text:span text:style-name="T24_39"><text:a xlink:type="simple" xlink:href="http://orig03.deviantart.net/6b8b/f/2011/245/3/f/rarity_is_by_gimpcowking-d48ouex.jpg"><text:span text:style-name="T24_40">rarity</text:span></text:a></text:span><text:span text:style-name="T24_41"><text:a xlink:type="simple" xlink:href="http://orig03.deviantart.net/6b8b/f/2011/245/3/f/rarity_is_by_gimpcowking-d48ouex.jpg"><text:span text:style-name="T24_42">_</text:span></text:a></text:span><text:span text:style-name="T24_43"><text:a xlink:type="simple" xlink:href="http://orig03.deviantart.net/6b8b/f/2011/245/3/f/rarity_is_by_gimpcowking-d48ouex.jpg"><text:span text:style-name="T24_44">is</text:span></text:a></text:span><text:span text:style-name="T24_45"><text:a xlink:type="simple" xlink:href="http://orig03.deviantart.net/6b8b/f/2011/245/3/f/rarity_is_by_gimpcowking-d48ouex.jpg"><text:span text:style-name="T24_46">_</text:span></text:a></text:span><text:span text:style-name="T24_47"><text:a xlink:type="simple" xlink:href="http://orig03.deviantart.net/6b8b/f/2011/245/3/f/rarity_is_by_gimpcowking-d48ouex.jpg"><text:span text:style-name="T24_48">by</text:span></text:a></text:span><text:span text:style-name="T24_49"><text:a xlink:type="simple" xlink:href="http://orig03.deviantart.net/6b8b/f/2011/245/3/f/rarity_is_by_gimpcowking-d48ouex.jpg"><text:span text:style-name="T24_50">_</text:span></text:a></text:span><text:span text:style-name="T24_51"><text:a xlink:type="simple" xlink:href="http://orig03.deviantart.net/6b8b/f/2011/245/3/f/rarity_is_by_gimpcowking-d48ouex.jpg"><text:span text:style-name="T24_52">gimpcowking</text:span></text:a></text:span><text:span text:style-name="T24_53"><text:a xlink:type="simple" xlink:href="http://orig03.deviantart.net/6b8b/f/2011/245/3/f/rarity_is_by_gimpcowking-d48ouex.jpg"><text:span text:style-name="T24_54">-</text:span></text:a></text:span><text:span text:style-name="T24_55"><text:a xlink:type="simple" xlink:href="http://orig03.deviantart.net/6b8b/f/2011/245/3/f/rarity_is_by_gimpcowking-d48ouex.jpg"><text:span text:style-name="T24_56">d</text:span></text:a></text:span><text:span text:style-name="T24_57"><text:a xlink:type="simple" xlink:href="http://orig03.deviantart.net/6b8b/f/2011/245/3/f/rarity_is_by_gimpcowking-d48ouex.jpg"><text:span text:style-name="T24_58">48</text:span></text:a></text:span><text:span text:style-name="T24_59"><text:a xlink:type="simple" xlink:href="http://orig03.deviantart.net/6b8b/f/2011/245/3/f/rarity_is_by_gimpcowking-d48ouex.jpg"><text:span text:style-name="T24_60">ouex</text:span></text:a></text:span><text:span text:style-name="T24_61"><text:a xlink:type="simple" xlink:href="http://orig03.deviantart.net/6b8b/f/2011/245/3/f/rarity_is_by_gimpcowking-d48ouex.jpg"><text:span text:style-name="T24_62">.</text:span></text:a></text:span><text:span text:style-name="T24_63"><text:a xlink:type="simple" xlink:href="http://orig03.deviantart.net/6b8b/f/2011/245/3/f/rarity_is_by_gimpcowking-d48ouex.jpg"><text:span text:style-name="T24_64">jpg</text:span></text:a></text:span></text:p>
      <text:p text:style-name="P25"><text:span text:style-name="T25_1">Link</text:span><text:span text:style-name="T25_2"><text:s/></text:span><text:span text:style-name="T25_3">do</text:span><text:span text:style-name="T25_4"><text:s/></text:span><text:span text:style-name="T25_5">źródła</text:span><text:span text:style-name="T25_6">:<text:s/></text:span><text:span text:style-name="T25_7"><text:a xlink:type="simple" xlink:href="http://gimpcowking.deviantart.com/art/RARITY-IS-256460793"><text:span text:style-name="T25_8">http</text:span></text:a></text:span><text:span text:style-name="T25_9"><text:a xlink:type="simple" xlink:href="http://gimpcowking.deviantart.com/art/RARITY-IS-256460793"><text:span text:style-name="T25_10">://</text:span></text:a></text:span><text:span text:style-name="T25_11"><text:a xlink:type="simple" xlink:href="http://gimpcowking.deviantart.com/art/RARITY-IS-256460793"><text:span text:style-name="T25_12">gimpcowking</text:span></text:a></text:span><text:span text:style-name="T25_13"><text:a xlink:type="simple" xlink:href="http://gimpcowking.deviantart.com/art/RARITY-IS-256460793"><text:span text:style-name="T25_14">.</text:span></text:a></text:span><text:span text:style-name="T25_15"><text:a xlink:type="simple" xlink:href="http://gimpcowking.deviantart.com/art/RARITY-IS-256460793"><text:span text:style-name="T25_16">deviantart</text:span></text:a></text:span><text:span text:style-name="T25_17"><text:a xlink:type="simple" xlink:href="http://gimpcowking.deviantart.com/art/RARITY-IS-256460793"><text:span text:style-name="T25_18">.</text:span></text:a></text:span><text:span text:style-name="T25_19"><text:a xlink:type="simple" xlink:href="http://gimpcowking.deviantart.com/art/RARITY-IS-256460793"><text:span text:style-name="T25_20">com</text:span></text:a></text:span><text:span text:style-name="T25_21"><text:a xlink:type="simple" xlink:href="http://gimpcowking.deviantart.com/art/RARITY-IS-256460793"><text:span text:style-name="T25_22">/</text:span></text:a></text:span><text:span text:style-name="T25_23"><text:a xlink:type="simple" xlink:href="http://gimpcowking.deviantart.com/art/RARITY-IS-256460793"><text:span text:style-name="T25_24">art</text:span></text:a></text:span><text:span text:style-name="T25_25"><text:a xlink:type="simple" xlink:href="http://gimpcowking.deviantart.com/art/RARITY-IS-256460793"><text:span text:style-name="T25_26">/</text:span></text:a></text:span><text:span text:style-name="T25_27"><text:a xlink:type="simple" xlink:href="http://gimpcowking.deviantart.com/art/RARITY-IS-256460793"><text:span text:style-name="T25_28">RARITY</text:span></text:a></text:span><text:span text:style-name="T25_29"><text:a xlink:type="simple" xlink:href="http://gimpcowking.deviantart.com/art/RARITY-IS-256460793"><text:span text:style-name="T25_30">-</text:span></text:a></text:span><text:span text:style-name="T25_31"><text:a xlink:type="simple" xlink:href="http://gimpcowking.deviantart.com/art/RARITY-IS-256460793"><text:span text:style-name="T25_32">IS</text:span></text:a></text:span><text:span text:style-name="T25_33"><text:a xlink:type="simple" xlink:href="http://gimpcowking.deviantart.com/art/RARITY-IS-256460793"><text:span text:style-name="T25_34">-256460793</text:span></text:a></text:span></text:p>
      <text:p text:style-name="P26"/>
      <text:p text:style-name="P27"><text:span text:style-name="T27_1">5.<text:s/></text:span><text:span text:style-name="T27_2"><text:a xlink:type="simple" xlink:href="https://www.youtube.com/watch?v=eEbv9HfdnDQ&amp;index=1322&amp;list=FL6io6EDwyDbBoi2d8O6kEgA"><text:span text:style-name="T27_3">The</text:span></text:a></text:span><text:span text:style-name="T27_4"><text:a xlink:type="simple" xlink:href="https://www.youtube.com/watch?v=eEbv9HfdnDQ&amp;index=1322&amp;list=FL6io6EDwyDbBoi2d8O6kEgA"><text:span text:style-name="T27_5"><text:s/></text:span></text:a></text:span><text:span text:style-name="T27_6"><text:a xlink:type="simple" xlink:href="https://www.youtube.com/watch?v=eEbv9HfdnDQ&amp;index=1322&amp;list=FL6io6EDwyDbBoi2d8O6kEgA"><text:span text:style-name="T27_7">Steampunk</text:span></text:a></text:span><text:span text:style-name="T27_8"><text:a xlink:type="simple" xlink:href="https://www.youtube.com/watch?v=eEbv9HfdnDQ&amp;index=1322&amp;list=FL6io6EDwyDbBoi2d8O6kEgA"><text:span text:style-name="T27_9"><text:s/></text:span></text:a></text:span><text:span text:style-name="T27_10"><text:a xlink:type="simple" xlink:href="https://www.youtube.com/watch?v=eEbv9HfdnDQ&amp;index=1322&amp;list=FL6io6EDwyDbBoi2d8O6kEgA"><text:span text:style-name="T27_11">Princess</text:span></text:a></text:span><text:span text:style-name="T27_12"><text:a xlink:type="simple" xlink:href="https://www.youtube.com/watch?v=eEbv9HfdnDQ&amp;index=1322&amp;list=FL6io6EDwyDbBoi2d8O6kEgA"><text:span text:style-name="T27_13"><text:s/></text:span></text:a></text:span><text:span text:style-name="T27_14"><text:a xlink:type="simple" xlink:href="https://www.youtube.com/watch?v=eEbv9HfdnDQ&amp;index=1322&amp;list=FL6io6EDwyDbBoi2d8O6kEgA"><text:span text:style-name="T27_15">Aria</text:span></text:a></text:span></text:p>
      <text:p text:style-name="P28"><text:span text:style-name="T28_1">Drugi</text:span><text:span text:style-name="T28_2"><text:s/></text:span><text:span text:style-name="T28_3">w</text:span><text:span text:style-name="T28_4"><text:s/></text:span><text:span text:style-name="T28_5">kolejności</text:span><text:span text:style-name="T28_6"><text:s/></text:span><text:span text:style-name="T28_7">utwór</text:span><text:span text:style-name="T28_8"><text:s/></text:span><text:span text:style-name="T28_9">zabiera</text:span><text:span text:style-name="T28_10"><text:s/></text:span><text:span text:style-name="T28_11">nas</text:span><text:span text:style-name="T28_12"><text:s/></text:span><text:span text:style-name="T28_13">na</text:span><text:span text:style-name="T28_14"><text:s/></text:span><text:span text:style-name="T28_15">wesele</text:span><text:span text:style-name="T28_16"><text:s/></text:span><text:span text:style-name="T28_17">w</text:span><text:span text:style-name="T28_18"><text:s/></text:span><text:span text:style-name="T28_19">Canterlot</text:span><text:span text:style-name="T28_20">.<text:s/></text:span><text:span text:style-name="T28_21">Jednak</text:span><text:span text:style-name="T28_22"><text:s/></text:span><text:span text:style-name="T28_23">w</text:span><text:span text:style-name="T28_24"><text:s/></text:span><text:span text:style-name="T28_25">odróżnieniu</text:span><text:span text:style-name="T28_26"><text:s/></text:span><text:span text:style-name="T28_27">od</text:span><text:span text:style-name="T28_28"><text:s/></text:span><text:span text:style-name="T28_29">oryginalnej</text:span><text:span text:style-name="T28_30"><text:s/></text:span><text:span text:style-name="T28_31">wersji</text:span><text:span text:style-name="T28_32">,<text:s/></text:span><text:span text:style-name="T28_33">tutaj</text:span><text:span text:style-name="T28_34"><text:s/></text:span><text:span text:style-name="T28_35">po</text:span><text:span text:style-name="T28_36"><text:s/></text:span><text:span text:style-name="T28_37">raz</text:span><text:span text:style-name="T28_38"><text:s/></text:span><text:span text:style-name="T28_39">kolejny</text:span><text:span text:style-name="T28_40"><text:s/></text:span><text:span text:style-name="T28_41">dostajemy</text:span><text:span text:style-name="T28_42"><text:s/></text:span><text:span text:style-name="T28_43">naprawdę</text:span><text:span text:style-name="T28_44"><text:s/></text:span><text:span text:style-name="T28_45">dużo</text:span><text:span text:style-name="T28_46"><text:s/></text:span><text:span text:style-name="T28_47">instrumentów</text:span><text:span text:style-name="T28_48"><text:s/></text:span><text:span text:style-name="T28_49">blaszanych</text:span><text:span text:style-name="T28_50">.<text:s/></text:span><text:span text:style-name="T28_51">I</text:span><text:span text:style-name="T28_52"><text:s/></text:span><text:span text:style-name="T28_53">innych</text:span><text:span text:style-name="T28_54"><text:s/></text:span><text:span text:style-name="T28_55">też</text:span><text:span text:style-name="T28_56">,<text:s/></text:span><text:span text:style-name="T28_57">z</text:span><text:span text:style-name="T28_58"><text:s/></text:span><text:span text:style-name="T28_59">tego</text:span><text:span text:style-name="T28_60"><text:s/></text:span><text:span text:style-name="T28_61">co</text:span><text:span text:style-name="T28_62"><text:s/></text:span><text:span text:style-name="T28_63">udało</text:span><text:span text:style-name="T28_64"><text:s/></text:span><text:span text:style-name="T28_65">mi</text:span><text:span text:style-name="T28_66"><text:s/></text:span><text:span text:style-name="T28_67">się</text:span><text:span text:style-name="T28_68"><text:s/></text:span><text:span text:style-name="T28_69">usłyszeć</text:span><text:span text:style-name="T28_70">.<text:s/></text:span><text:span text:style-name="T28_71">Naprawdę</text:span><text:span text:style-name="T28_72"><text:s/></text:span><text:span text:style-name="T28_73">nie</text:span><text:span text:style-name="T28_74"><text:s/></text:span><text:span text:style-name="T28_75">jestem</text:span><text:span text:style-name="T28_76"><text:s/></text:span><text:span text:style-name="T28_77">w</text:span><text:span text:style-name="T28_78"><text:s/></text:span><text:span text:style-name="T28_79">stanie</text:span><text:span text:style-name="T28_80"><text:s/></text:span><text:span text:style-name="T28_81">powiedzieć</text:span><text:span text:style-name="T28_82">,<text:s/></text:span><text:span text:style-name="T28_83">jakim</text:span><text:span text:style-name="T28_84"><text:s/></text:span><text:span text:style-name="T28_85">cudem</text:span><text:span text:style-name="T28_86"><text:s/></text:span><text:span text:style-name="T28_87">DrDissonance</text:span><text:span text:style-name="T28_88"><text:s/></text:span><text:span text:style-name="T28_89">zdołał</text:span><text:span text:style-name="T28_90"><text:s/></text:span><text:span text:style-name="T28_91">z</text:span><text:span text:style-name="T28_92"><text:s/></text:span><text:span text:style-name="T28_93">potencjalnej</text:span><text:span text:style-name="T28_94"><text:s/></text:span><text:span text:style-name="T28_95">kakofonii</text:span><text:span text:style-name="T28_96"><text:s/></text:span><text:span text:style-name="T28_97">wykroić</text:span><text:span text:style-name="T28_98"><text:s/></text:span><text:span text:style-name="T28_99">tak</text:span><text:span text:style-name="T28_100"><text:s/></text:span><text:span text:style-name="T28_101">melodyjny</text:span><text:span text:style-name="T28_102"><text:s/></text:span><text:span text:style-name="T28_103">kawałek</text:span><text:span text:style-name="T28_104">.<text:s/></text:span><text:span text:style-name="T28_105">O</text:span><text:span text:style-name="T28_106">,<text:s/></text:span><text:span text:style-name="T28_107">naturalnie</text:span><text:span text:style-name="T28_108"><text:s/></text:span><text:span text:style-name="T28_109">wiem</text:span><text:span text:style-name="T28_110">,<text:s/></text:span><text:span text:style-name="T28_111">że</text:span><text:span text:style-name="T28_112"><text:s/></text:span><text:span text:style-name="T28_113">miał</text:span><text:span text:style-name="T28_114"><text:s/></text:span><text:span text:style-name="T28_115">oryginalną</text:span><text:span text:style-name="T28_116"><text:s/></text:span><text:span text:style-name="T28_117">bazę</text:span><text:span text:style-name="T28_118">,<text:s/></text:span><text:span text:style-name="T28_119">ale</text:span><text:span text:style-name="T28_120"><text:s/></text:span><text:span text:style-name="T28_121">dodanie</text:span><text:span text:style-name="T28_122"><text:s/></text:span><text:span text:style-name="T28_123">tak</text:span><text:span text:style-name="T28_124"><text:s/></text:span><text:span text:style-name="T28_125">wielu</text:span><text:span text:style-name="T28_126"><text:s/></text:span><text:span text:style-name="T28_127">instrumentów</text:span><text:span text:style-name="T28_128"><text:s/></text:span><text:span text:style-name="T28_129">wedle</text:span><text:span text:style-name="T28_130"><text:s/></text:span><text:span text:style-name="T28_131">wszelkich</text:span><text:span text:style-name="T28_132"><text:s/></text:span><text:span text:style-name="T28_133">praw</text:span><text:span text:style-name="T28_134"><text:s/></text:span><text:span text:style-name="T28_135">powinno</text:span><text:span text:style-name="T28_136"><text:s/></text:span><text:span text:style-name="T28_137">było</text:span><text:span text:style-name="T28_138"><text:s/></text:span><text:span text:style-name="T28_139">wprowadzić</text:span><text:span text:style-name="T28_140"><text:s/></text:span><text:span text:style-name="T28_141">jedynie</text:span><text:span text:style-name="T28_142"><text:s/></text:span><text:span text:style-name="T28_143">chaos</text:span><text:span text:style-name="T28_144"><text:s/></text:span><text:span text:style-name="T28_145">i</text:span><text:span text:style-name="T28_146"><text:s/></text:span><text:span text:style-name="T28_147">zamęt</text:span><text:span text:style-name="T28_148">.<text:s/></text:span><text:span text:style-name="T28_149">A</text:span><text:span text:style-name="T28_150"><text:s/></text:span><text:span text:style-name="T28_151">jednak</text:span><text:span text:style-name="T28_152"><text:s/></text:span><text:span text:style-name="T28_153">się</text:span><text:span text:style-name="T28_154"><text:s/></text:span><text:span text:style-name="T28_155">udało</text:span><text:span text:style-name="T28_156"><text:s/>–<text:s/></text:span><text:span text:style-name="T28_157">i</text:span><text:span text:style-name="T28_158"><text:s/></text:span><text:span text:style-name="T28_159">bardzo</text:span><text:span text:style-name="T28_160"><text:s/></text:span><text:span text:style-name="T28_161">dobrze</text:span><text:span text:style-name="T28_162">!<text:s/></text:span><text:span text:style-name="T28_163">Dodając</text:span><text:span text:style-name="T28_164"><text:s/></text:span><text:span text:style-name="T28_165">do</text:span><text:span text:style-name="T28_166"><text:s/></text:span><text:span text:style-name="T28_167">tego</text:span><text:span text:style-name="T28_168"><text:s/></text:span><text:span text:style-name="T28_169">serię</text:span><text:span text:style-name="T28_170"><text:s/></text:span><text:span text:style-name="T28_171">towarzyszących</text:span><text:span text:style-name="T28_172"><text:s/></text:span><text:span text:style-name="T28_173">nam</text:span><text:span text:style-name="T28_174"><text:s/></text:span><text:span text:style-name="T28_175">podczas</text:span><text:span text:style-name="T28_176"><text:s/></text:span><text:span text:style-name="T28_177">słuchania</text:span><text:span text:style-name="T28_178"><text:s/></text:span><text:span text:style-name="T28_179">obrazków</text:span><text:span text:style-name="T28_180">,<text:s/></text:span><text:span text:style-name="T28_181">możemy</text:span><text:span text:style-name="T28_182"><text:s/></text:span><text:span text:style-name="T28_183">poczuć</text:span><text:span text:style-name="T28_184"><text:s/></text:span><text:span text:style-name="T28_185">się</text:span><text:span text:style-name="T28_186"><text:s/></text:span><text:span text:style-name="T28_187">jak</text:span><text:span text:style-name="T28_188"><text:s/></text:span><text:span text:style-name="T28_189">w</text:span><text:span text:style-name="T28_190"><text:s/></text:span><text:span text:style-name="T28_191">XIX</text:span><text:span text:style-name="T28_192"><text:s/></text:span><text:span text:style-name="T28_193">wieku</text:span><text:span text:style-name="T28_194">.<text:s/></text:span><text:span text:style-name="T28_195">Zapraszam</text:span><text:span text:style-name="T28_196"><text:s/></text:span><text:span text:style-name="T28_197">więc</text:span><text:span text:style-name="T28_198"><text:s/></text:span><text:span text:style-name="T28_199">Was</text:span><text:span text:style-name="T28_200"><text:s/></text:span><text:span text:style-name="T28_201">na</text:span><text:span text:style-name="T28_202"><text:s/></text:span><text:span text:style-name="T28_203">steampunkowe</text:span><text:span text:style-name="T28_204"><text:s/></text:span><text:span text:style-name="T28_205">wesele</text:span><text:span text:style-name="T28_206"><text:s/>–<text:s/></text:span><text:span text:style-name="T28_207">odsłuchajcie</text:span><text:span text:style-name="T28_208"><text:s/></text:span><text:span text:style-name="T28_209">arię</text:span><text:span text:style-name="T28_210"><text:s/></text:span><text:span text:style-name="T28_211">raz</text:span><text:span text:style-name="T28_212"><text:s/></text:span><text:span text:style-name="T28_213">jeszcze</text:span><text:span text:style-name="T28_214">!</text:span></text:p>
      <text:p text:style-name="P29"/>
      <text:p text:style-name="P30"><text:span text:style-name="T30_1">Link</text:span><text:span text:style-name="T30_2"><text:s/></text:span><text:span text:style-name="T30_3">do</text:span><text:span text:style-name="T30_4"><text:s/></text:span><text:span text:style-name="T30_5">obrazka</text:span><text:span text:style-name="T30_6">:<text:s/></text:span><text:span text:style-name="T30_7">tam</text:span><text:span text:style-name="T30_8"><text:s/></text:span><text:span text:style-name="T30_9">jest</text:span><text:span text:style-name="T30_10"><text:s/>5<text:s/></text:span><text:span text:style-name="T30_11">do</text:span><text:span text:style-name="T30_12"><text:s/></text:span><text:span text:style-name="T30_13">wyboru</text:span><text:span text:style-name="T30_14"><text:s/></text:span><text:span text:style-name="T30_15">w</text:span><text:span text:style-name="T30_16"><text:s/></text:span><text:span text:style-name="T30_17">opisie</text:span><text:span text:style-name="T30_18">.<text:s/></text:span><text:span text:style-name="T30_19">Osobiście</text:span><text:span text:style-name="T30_20"><text:s/></text:span><text:span text:style-name="T30_21">proponuję</text:span><text:span text:style-name="T30_22"><text:s/>1<text:s/></text:span><text:span text:style-name="T30_23">lub</text:span><text:span text:style-name="T30_24"><text:s/>2</text:span></text:p>
      <text:p text:style-name="P31"><text:span text:style-name="T31_1">Link</text:span><text:span text:style-name="T31_2"><text:s/></text:span><text:span text:style-name="T31_3">do</text:span><text:span text:style-name="T31_4"><text:s/></text:span><text:span text:style-name="T31_5">źródła</text:span><text:span text:style-name="T31_6">:<text:s/></text:span><text:span text:style-name="T31_7"><text:a xlink:type="simple" xlink:href="https://www.youtube.com/watch?v=eEbv9HfdnDQ&amp;index=1322&amp;list=FL6io6EDwyDbBoi2d8O6kEgA"><text:span text:style-name="T31_8">https</text:span></text:a></text:span><text:span text:style-name="T31_9"><text:a xlink:type="simple" xlink:href="https://www.youtube.com/watch?v=eEbv9HfdnDQ&amp;index=1322&amp;list=FL6io6EDwyDbBoi2d8O6kEgA"><text:span text:style-name="T31_10">://</text:span></text:a></text:span><text:span text:style-name="T31_11"><text:a xlink:type="simple" xlink:href="https://www.youtube.com/watch?v=eEbv9HfdnDQ&amp;index=1322&amp;list=FL6io6EDwyDbBoi2d8O6kEgA"><text:span text:style-name="T31_12">www</text:span></text:a></text:span><text:span text:style-name="T31_13"><text:a xlink:type="simple" xlink:href="https://www.youtube.com/watch?v=eEbv9HfdnDQ&amp;index=1322&amp;list=FL6io6EDwyDbBoi2d8O6kEgA"><text:span text:style-name="T31_14">.</text:span></text:a></text:span><text:span text:style-name="T31_15"><text:a xlink:type="simple" xlink:href="https://www.youtube.com/watch?v=eEbv9HfdnDQ&amp;index=1322&amp;list=FL6io6EDwyDbBoi2d8O6kEgA"><text:span text:style-name="T31_16">youtube</text:span></text:a></text:span><text:span text:style-name="T31_17"><text:a xlink:type="simple" xlink:href="https://www.youtube.com/watch?v=eEbv9HfdnDQ&amp;index=1322&amp;list=FL6io6EDwyDbBoi2d8O6kEgA"><text:span text:style-name="T31_18">.</text:span></text:a></text:span><text:span text:style-name="T31_19"><text:a xlink:type="simple" xlink:href="https://www.youtube.com/watch?v=eEbv9HfdnDQ&amp;index=1322&amp;list=FL6io6EDwyDbBoi2d8O6kEgA"><text:span text:style-name="T31_20">com</text:span></text:a></text:span><text:span text:style-name="T31_21"><text:a xlink:type="simple" xlink:href="https://www.youtube.com/watch?v=eEbv9HfdnDQ&amp;index=1322&amp;list=FL6io6EDwyDbBoi2d8O6kEgA"><text:span text:style-name="T31_22">/</text:span></text:a></text:span><text:span text:style-name="T31_23"><text:a xlink:type="simple" xlink:href="https://www.youtube.com/watch?v=eEbv9HfdnDQ&amp;index=1322&amp;list=FL6io6EDwyDbBoi2d8O6kEgA"><text:span text:style-name="T31_24">watch</text:span></text:a></text:span><text:span text:style-name="T31_25"><text:a xlink:type="simple" xlink:href="https://www.youtube.com/watch?v=eEbv9HfdnDQ&amp;index=1322&amp;list=FL6io6EDwyDbBoi2d8O6kEgA"><text:span text:style-name="T31_26">?</text:span></text:a></text:span><text:span text:style-name="T31_27"><text:a xlink:type="simple" xlink:href="https://www.youtube.com/watch?v=eEbv9HfdnDQ&amp;index=1322&amp;list=FL6io6EDwyDbBoi2d8O6kEgA"><text:span text:style-name="T31_28">v</text:span></text:a></text:span><text:span text:style-name="T31_29"><text:a xlink:type="simple" xlink:href="https://www.youtube.com/watch?v=eEbv9HfdnDQ&amp;index=1322&amp;list=FL6io6EDwyDbBoi2d8O6kEgA"><text:span text:style-name="T31_30">=</text:span></text:a></text:span><text:span text:style-name="T31_31"><text:a xlink:type="simple" xlink:href="https://www.youtube.com/watch?v=eEbv9HfdnDQ&amp;index=1322&amp;list=FL6io6EDwyDbBoi2d8O6kEgA"><text:span text:style-name="T31_32">eEbv</text:span></text:a></text:span><text:span text:style-name="T31_33"><text:a xlink:type="simple" xlink:href="https://www.youtube.com/watch?v=eEbv9HfdnDQ&amp;index=1322&amp;list=FL6io6EDwyDbBoi2d8O6kEgA"><text:span text:style-name="T31_34">9</text:span></text:a></text:span><text:span text:style-name="T31_35"><text:a xlink:type="simple" xlink:href="https://www.youtube.com/watch?v=eEbv9HfdnDQ&amp;index=1322&amp;list=FL6io6EDwyDbBoi2d8O6kEgA"><text:span text:style-name="T31_36">HfdnDQ</text:span></text:a></text:span><text:span text:style-name="T31_37"><text:a xlink:type="simple" xlink:href="https://www.youtube.com/watch?v=eEbv9HfdnDQ&amp;index=1322&amp;list=FL6io6EDwyDbBoi2d8O6kEgA"><text:span text:style-name="T31_38">&amp;</text:span></text:a></text:span><text:span text:style-name="T31_39"><text:a xlink:type="simple" xlink:href="https://www.youtube.com/watch?v=eEbv9HfdnDQ&amp;index=1322&amp;list=FL6io6EDwyDbBoi2d8O6kEgA"><text:span text:style-name="T31_40">index</text:span></text:a></text:span><text:span text:style-name="T31_41"><text:a xlink:type="simple" xlink:href="https://www.youtube.com/watch?v=eEbv9HfdnDQ&amp;index=1322&amp;list=FL6io6EDwyDbBoi2d8O6kEgA"><text:span text:style-name="T31_42">=1322&amp;</text:span></text:a></text:span><text:span text:style-name="T31_43"><text:a xlink:type="simple" xlink:href="https://www.youtube.com/watch?v=eEbv9HfdnDQ&amp;index=1322&amp;list=FL6io6EDwyDbBoi2d8O6kEgA"><text:span text:style-name="T31_44">list</text:span></text:a></text:span><text:span text:style-name="T31_45"><text:a xlink:type="simple" xlink:href="https://www.youtube.com/watch?v=eEbv9HfdnDQ&amp;index=1322&amp;list=FL6io6EDwyDbBoi2d8O6kEgA"><text:span text:style-name="T31_46">=</text:span></text:a></text:span><text:span text:style-name="T31_47"><text:a xlink:type="simple" xlink:href="https://www.youtube.com/watch?v=eEbv9HfdnDQ&amp;index=1322&amp;list=FL6io6EDwyDbBoi2d8O6kEgA"><text:span text:style-name="T31_48">FL</text:span></text:a></text:span><text:span text:style-name="T31_49"><text:a xlink:type="simple" xlink:href="https://www.youtube.com/watch?v=eEbv9HfdnDQ&amp;index=1322&amp;list=FL6io6EDwyDbBoi2d8O6kEgA"><text:span text:style-name="T31_50">6</text:span></text:a></text:span><text:span text:style-name="T31_51"><text:a xlink:type="simple" xlink:href="https://www.youtube.com/watch?v=eEbv9HfdnDQ&amp;index=1322&amp;list=FL6io6EDwyDbBoi2d8O6kEgA"><text:span text:style-name="T31_52">io</text:span></text:a></text:span><text:span text:style-name="T31_53"><text:a xlink:type="simple" xlink:href="https://www.youtube.com/watch?v=eEbv9HfdnDQ&amp;index=1322&amp;list=FL6io6EDwyDbBoi2d8O6kEgA"><text:span text:style-name="T31_54">6</text:span></text:a></text:span><text:span text:style-name="T31_55"><text:a xlink:type="simple" xlink:href="https://www.youtube.com/watch?v=eEbv9HfdnDQ&amp;index=1322&amp;list=FL6io6EDwyDbBoi2d8O6kEgA"><text:span text:style-name="T31_56">EDwyDbBoi</text:span></text:a></text:span><text:span text:style-name="T31_57"><text:a xlink:type="simple" xlink:href="https://www.youtube.com/watch?v=eEbv9HfdnDQ&amp;index=1322&amp;list=FL6io6EDwyDbBoi2d8O6kEgA"><text:span text:style-name="T31_58">2</text:span></text:a></text:span><text:span text:style-name="T31_59"><text:a xlink:type="simple" xlink:href="https://www.youtube.com/watch?v=eEbv9HfdnDQ&amp;index=1322&amp;list=FL6io6EDwyDbBoi2d8O6kEgA"><text:span text:style-name="T31_60">d</text:span></text:a></text:span><text:span text:style-name="T31_61"><text:a xlink:type="simple" xlink:href="https://www.youtube.com/watch?v=eEbv9HfdnDQ&amp;index=1322&amp;list=FL6io6EDwyDbBoi2d8O6kEgA"><text:span text:style-name="T31_62">8</text:span></text:a></text:span><text:span text:style-name="T31_63"><text:a xlink:type="simple" xlink:href="https://www.youtube.com/watch?v=eEbv9HfdnDQ&amp;index=1322&amp;list=FL6io6EDwyDbBoi2d8O6kEgA"><text:span text:style-name="T31_64">O</text:span></text:a></text:span><text:span text:style-name="T31_65"><text:a xlink:type="simple" xlink:href="https://www.youtube.com/watch?v=eEbv9HfdnDQ&amp;index=1322&amp;list=FL6io6EDwyDbBoi2d8O6kEgA"><text:span text:style-name="T31_66">6</text:span></text:a></text:span><text:span text:style-name="T31_67"><text:a xlink:type="simple" xlink:href="https://www.youtube.com/watch?v=eEbv9HfdnDQ&amp;index=1322&amp;list=FL6io6EDwyDbBoi2d8O6kEgA"><text:span text:style-name="T31_68">kEgA</text:span></text:a></text:span></text:p>
      <text:p text:style-name="P32"/>
      <text:p text:style-name="P33"><text:span text:style-name="T33_1">6.<text:s/></text:span><text:span text:style-name="T33_2"><text:a xlink:type="simple" xlink:href="https://www.youtube.com/watch?v=K5HODSIpyCo"><text:span text:style-name="T33_3">At</text:span></text:a></text:span><text:span text:style-name="T33_4"><text:a xlink:type="simple" xlink:href="https://www.youtube.com/watch?v=K5HODSIpyCo"><text:span text:style-name="T33_5"><text:s/></text:span></text:a></text:span><text:span text:style-name="T33_6"><text:a xlink:type="simple" xlink:href="https://www.youtube.com/watch?v=K5HODSIpyCo"><text:span text:style-name="T33_7">The</text:span></text:a></text:span><text:span text:style-name="T33_8"><text:a xlink:type="simple" xlink:href="https://www.youtube.com/watch?v=K5HODSIpyCo"><text:span text:style-name="T33_9"><text:s/></text:span></text:a></text:span><text:span text:style-name="T33_10"><text:a xlink:type="simple" xlink:href="https://www.youtube.com/watch?v=K5HODSIpyCo"><text:span text:style-name="T33_11">Refinery</text:span></text:a></text:span></text:p>
      <text:p text:style-name="P34"><text:span text:style-name="T34_1">Na</text:span><text:span text:style-name="T34_2"><text:s/></text:span><text:span text:style-name="T34_3">zakończenie</text:span><text:span text:style-name="T34_4"><text:s/></text:span><text:span text:style-name="T34_5">tej</text:span><text:span text:style-name="T34_6"><text:s/></text:span><text:span text:style-name="T34_7">części</text:span><text:span text:style-name="T34_8"><text:s/></text:span><text:span text:style-name="T34_9">wykopalisk</text:span><text:span text:style-name="T34_10"><text:s/></text:span><text:span text:style-name="T34_11">wrzucę</text:span><text:span text:style-name="T34_12"><text:s/></text:span><text:span text:style-name="T34_13">ostatnie</text:span><text:span text:style-name="T34_14"><text:s/>(</text:span><text:span text:style-name="T34_15">chwilowo</text:span><text:span text:style-name="T34_16">)<text:s/></text:span><text:span text:style-name="T34_17">i</text:span><text:span text:style-name="T34_18"><text:s/></text:span><text:span text:style-name="T34_19">w</text:span><text:span text:style-name="T34_20"><text:s/></text:span><text:span text:style-name="T34_21">mojej</text:span><text:span text:style-name="T34_22"><text:s/></text:span><text:span text:style-name="T34_23">ocenie</text:span><text:span text:style-name="T34_24"><text:s/></text:span><text:span text:style-name="T34_25">najlepsze</text:span><text:span text:style-name="T34_26"><text:s/></text:span><text:span text:style-name="T34_27">spotkanie</text:span><text:span text:style-name="T34_28"><text:s/></text:span><text:span text:style-name="T34_29">z</text:span><text:span text:style-name="T34_30"><text:s/></text:span><text:span text:style-name="T34_31">DrDissonance</text:span><text:span text:style-name="T34_32">.<text:s/></text:span><text:span text:style-name="T34_33">Powiem</text:span><text:span text:style-name="T34_34"><text:s/></text:span><text:span text:style-name="T34_35">szczerze</text:span><text:span text:style-name="T34_36">,<text:s/></text:span><text:span text:style-name="T34_37">iż</text:span><text:span text:style-name="T34_38"><text:s/></text:span><text:span text:style-name="T34_39">od</text:span><text:span text:style-name="T34_40"><text:s/></text:span><text:span text:style-name="T34_41">czasu</text:span><text:span text:style-name="T34_42"><text:s/></text:span><text:span text:style-name="T34_43">gdy</text:span><text:span text:style-name="T34_44"><text:s/></text:span><text:span text:style-name="T34_45">zdarzyło</text:span><text:span text:style-name="T34_46"><text:s/></text:span><text:span text:style-name="T34_47">mi</text:span><text:span text:style-name="T34_48"><text:s/></text:span><text:span text:style-name="T34_49">się</text:span><text:span text:style-name="T34_50"><text:s/></text:span><text:span text:style-name="T34_51">posłuchać</text:span><text:span text:style-name="T34_52"><text:s/></text:span><text:span text:style-name="T34_53">tej</text:span><text:span text:style-name="T34_54"><text:s/></text:span><text:span text:style-name="T34_55">melodii</text:span><text:span text:style-name="T34_56"><text:s/></text:span><text:span text:style-name="T34_57">na</text:span><text:span text:style-name="T34_58"><text:s/></text:span><text:span text:style-name="T34_59">chwałę</text:span><text:span text:style-name="T34_60"><text:s/></text:span><text:span text:style-name="T34_61">rafinerii</text:span><text:span text:style-name="T34_62">,<text:s/></text:span><text:span text:style-name="T34_63">to</text:span><text:span text:style-name="T34_64"><text:s/></text:span><text:span text:style-name="T34_65">cenię</text:span><text:span text:style-name="T34_66"><text:s/></text:span><text:span text:style-name="T34_67">ją</text:span><text:span text:style-name="T34_68"><text:s/></text:span><text:span text:style-name="T34_69">wyżej</text:span><text:span text:style-name="T34_70"><text:s/></text:span><text:span text:style-name="T34_71">od</text:span><text:span text:style-name="T34_72"><text:s/></text:span><text:span text:style-name="T34_73">oryginalnej</text:span><text:span text:style-name="T34_74"><text:s/></text:span><text:span text:style-name="T34_75">wersji</text:span><text:span text:style-name="T34_76">.<text:s/></text:span><text:span text:style-name="T34_77">Gala</text:span><text:span text:style-name="T34_78"><text:s/></text:span><text:span text:style-name="T34_79">w</text:span><text:span text:style-name="T34_80"><text:s/></text:span><text:span text:style-name="T34_81">świecie</text:span><text:span text:style-name="T34_82"><text:s/></text:span><text:span text:style-name="T34_83">pary</text:span><text:span text:style-name="T34_84"><text:s/></text:span><text:span text:style-name="T34_85">byłaby</text:span><text:span text:style-name="T34_86"><text:s/></text:span><text:span text:style-name="T34_87">wprost</text:span><text:span text:style-name="T34_88"><text:s/></text:span><text:span text:style-name="T34_89">niesamowita</text:span><text:span text:style-name="T34_90">.<text:s/></text:span><text:span text:style-name="T34_91">Twórca</text:span><text:span text:style-name="T34_92"><text:s/></text:span><text:span text:style-name="T34_93">zadbał</text:span><text:span text:style-name="T34_94"><text:s/></text:span><text:span text:style-name="T34_95">zresztą</text:span><text:span text:style-name="T34_96"><text:s/></text:span><text:span text:style-name="T34_97">o</text:span><text:span text:style-name="T34_98"><text:s/></text:span><text:span text:style-name="T34_99">niezłą</text:span><text:span text:style-name="T34_100"><text:s/></text:span><text:span text:style-name="T34_101">oprawę</text:span><text:span text:style-name="T34_102"><text:s/></text:span><text:span text:style-name="T34_103">graficzną</text:span><text:span text:style-name="T34_104"><text:s/>–<text:s/></text:span><text:span text:style-name="T34_105">owszem</text:span><text:span text:style-name="T34_106">,<text:s/></text:span><text:span text:style-name="T34_107">troszkę</text:span><text:span text:style-name="T34_108"><text:s/></text:span><text:span text:style-name="T34_109">nierówną</text:span><text:span text:style-name="T34_110"><text:s/></text:span><text:span text:style-name="T34_111">jakościowo</text:span><text:span text:style-name="T34_112">,<text:s/></text:span><text:span text:style-name="T34_113">no</text:span><text:span text:style-name="T34_114"><text:s/></text:span><text:span text:style-name="T34_115">ale</text:span><text:span text:style-name="T34_116"><text:s/></text:span><text:span text:style-name="T34_117">są</text:span><text:span text:style-name="T34_118"><text:s/></text:span><text:span text:style-name="T34_119">w</text:span><text:span text:style-name="T34_120"><text:s/></text:span><text:span text:style-name="T34_121">niej</text:span><text:span text:style-name="T34_122"><text:s/></text:span><text:span text:style-name="T34_123">prawdziwe</text:span><text:span text:style-name="T34_124"><text:s/></text:span><text:span text:style-name="T34_125">perełki</text:span><text:span text:style-name="T34_126"><text:s/>–<text:s/></text:span><text:span text:style-name="T34_127">szczególnie</text:span><text:span text:style-name="T34_128"><text:s/></text:span><text:span text:style-name="T34_129">Fluttershy</text:span><text:span text:style-name="T34_130">,<text:s/></text:span><text:span text:style-name="T34_131">czy</text:span><text:span text:style-name="T34_132"><text:s/></text:span><text:span text:style-name="T34_133">Rarity</text:span><text:span text:style-name="T34_134"><text:s/></text:span><text:span text:style-name="T34_135">z</text:span><text:span text:style-name="T34_136"><text:s/></text:span><text:span text:style-name="T34_137">dosyć</text:span><text:span text:style-name="T34_138">…<text:s/></text:span><text:span text:style-name="T34_139">nietypową</text:span><text:span text:style-name="T34_140"><text:s/></text:span><text:span text:style-name="T34_141">źrenicą</text:span><text:span text:style-name="T34_142">.<text:s/></text:span><text:span text:style-name="T34_143">Wracając</text:span><text:span text:style-name="T34_144"><text:s/></text:span><text:span text:style-name="T34_145">jednak</text:span><text:span text:style-name="T34_146"><text:s/></text:span><text:span text:style-name="T34_147">do</text:span><text:span text:style-name="T34_148"><text:s/></text:span><text:span text:style-name="T34_149">samej</text:span><text:span text:style-name="T34_150"><text:s/></text:span><text:span text:style-name="T34_151">muzyki</text:span><text:span text:style-name="T34_152">,<text:s/></text:span><text:span text:style-name="T34_153">to</text:span><text:span text:style-name="T34_154"><text:s/></text:span><text:span text:style-name="T34_155">po</text:span><text:span text:style-name="T34_156"><text:s/></text:span><text:span text:style-name="T34_157">raz</text:span><text:span text:style-name="T34_158"><text:s/></text:span><text:span text:style-name="T34_159">kolejny</text:span><text:span text:style-name="T34_160"><text:s/></text:span><text:span text:style-name="T34_161">dostajemy</text:span><text:span text:style-name="T34_162"><text:s/></text:span><text:span text:style-name="T34_163">olbrzymie</text:span><text:span text:style-name="T34_164"><text:s/></text:span><text:span text:style-name="T34_165">nagromadzenie</text:span><text:span text:style-name="T34_166"><text:s/></text:span><text:span text:style-name="T34_167">instrumentów</text:span><text:span text:style-name="T34_168"><text:s/></text:span><text:span text:style-name="T34_169">blaszanych</text:span><text:span text:style-name="T34_170"><text:s/>–<text:s/></text:span><text:span text:style-name="T34_171">autor</text:span><text:span text:style-name="T34_172"><text:s/></text:span><text:span text:style-name="T34_173">się</text:span><text:span text:style-name="T34_174"><text:s/></text:span><text:span text:style-name="T34_175">sam</text:span><text:span text:style-name="T34_176"><text:s/></text:span><text:span text:style-name="T34_177">zastanawiał</text:span><text:span text:style-name="T34_178">,<text:s/></text:span><text:span text:style-name="T34_179">czy</text:span><text:span text:style-name="T34_180"><text:s/></text:span><text:span text:style-name="T34_181">odrobinę</text:span><text:span text:style-name="T34_182"><text:s/></text:span><text:span text:style-name="T34_183">nie</text:span><text:span text:style-name="T34_184"><text:s/></text:span><text:span text:style-name="T34_185">przesadził</text:span><text:span text:style-name="T34_186"><text:s/>(</text:span><text:span text:style-name="T34_187">zdecydowanie</text:span><text:span text:style-name="T34_188"><text:s/></text:span><text:span text:style-name="T34_189">nie</text:span><text:span text:style-name="T34_190"><text:s/></text:span><text:span text:style-name="T34_191">przesadził</text:span><text:span text:style-name="T34_192">!).<text:s/></text:span><text:span text:style-name="T34_193">Możecie</text:span><text:span text:style-name="T34_194"><text:s/></text:span><text:span text:style-name="T34_195">powiedzieć</text:span><text:span text:style-name="T34_196">,<text:s/></text:span><text:span text:style-name="T34_197">iż</text:span><text:span text:style-name="T34_198"><text:s/></text:span><text:span text:style-name="T34_199">pod</text:span><text:span text:style-name="T34_200"><text:s/></text:span><text:span text:style-name="T34_201">względem</text:span><text:span text:style-name="T34_202"><text:s/></text:span><text:span text:style-name="T34_203">stylu</text:span><text:span text:style-name="T34_204"><text:s/></text:span><text:span text:style-name="T34_205">i</text:span><text:span text:style-name="T34_206"><text:s/></text:span><text:span text:style-name="T34_207">klimatu</text:span><text:span text:style-name="T34_208"><text:s/></text:span><text:span text:style-name="T34_209">ten</text:span><text:span text:style-name="T34_210"><text:s/></text:span><text:span text:style-name="T34_211">kawałek</text:span><text:span text:style-name="T34_212"><text:s/></text:span><text:span text:style-name="T34_213">nie</text:span><text:span text:style-name="T34_214"><text:s/></text:span><text:span text:style-name="T34_215">odstaje</text:span><text:span text:style-name="T34_216"><text:s/></text:span><text:span text:style-name="T34_217">od</text:span><text:span text:style-name="T34_218"><text:s/></text:span><text:span text:style-name="T34_219">dwóch</text:span><text:span text:style-name="T34_220"><text:s/></text:span><text:span text:style-name="T34_221">poprzednich</text:span><text:span text:style-name="T34_222">.<text:s/></text:span><text:span text:style-name="T34_223">Cóż</text:span><text:span text:style-name="T34_224">,<text:s/></text:span><text:span text:style-name="T34_225">niewątpliwie</text:span><text:span text:style-name="T34_226"><text:s/></text:span><text:span text:style-name="T34_227">będziecie</text:span><text:span text:style-name="T34_228"><text:s/></text:span><text:span text:style-name="T34_229">mieli</text:span><text:span text:style-name="T34_230"><text:s/></text:span><text:span text:style-name="T34_231">rację</text:span><text:span text:style-name="T34_232">,<text:s/></text:span><text:span text:style-name="T34_233">ale</text:span><text:span text:style-name="T34_234"><text:s/></text:span><text:span text:style-name="T34_235">nasz</text:span><text:span text:style-name="T34_236"><text:s/></text:span><text:span text:style-name="T34_237">twórca</text:span><text:span text:style-name="T34_238"><text:s/></text:span><text:span text:style-name="T34_239">tak</text:span><text:span text:style-name="T34_240"><text:s/></text:span><text:span text:style-name="T34_241">właśnie</text:span><text:span text:style-name="T34_242"><text:s/></text:span><text:span text:style-name="T34_243">je</text:span><text:span text:style-name="T34_244"><text:s/></text:span><text:span text:style-name="T34_245">stworzył</text:span><text:span text:style-name="T34_246">…<text:s/></text:span><text:span text:style-name="T34_247">za</text:span><text:span text:style-name="T34_248"><text:s/></text:span><text:span text:style-name="T34_249">co</text:span><text:span text:style-name="T34_250"><text:s/></text:span><text:span text:style-name="T34_251">powinniśmy</text:span><text:span text:style-name="T34_252"><text:s/></text:span><text:span text:style-name="T34_253">mu</text:span><text:span text:style-name="T34_254"><text:s/></text:span><text:span text:style-name="T34_255">być</text:span><text:span text:style-name="T34_256"><text:s/></text:span><text:span text:style-name="T34_257">naprawdę</text:span><text:span text:style-name="T34_258"><text:s/></text:span><text:span text:style-name="T34_259">wdzięczni</text:span><text:span text:style-name="T34_260">.<text:s/></text:span><text:span text:style-name="T34_261">To</text:span><text:span text:style-name="T34_262">,<text:s/></text:span><text:span text:style-name="T34_263">że</text:span><text:span text:style-name="T34_264"><text:s/></text:span><text:span text:style-name="T34_265">ten</text:span><text:span text:style-name="T34_266"><text:s/></text:span><text:span text:style-name="T34_267">utwór</text:span><text:span text:style-name="T34_268"><text:s/></text:span><text:span text:style-name="T34_269">nie</text:span><text:span text:style-name="T34_270"><text:s/></text:span><text:span text:style-name="T34_271">ma</text:span><text:span text:style-name="T34_272"><text:s/></text:span><text:span text:style-name="T34_273">nawet</text:span><text:span text:style-name="T34_274"><text:s/></text:span><text:span text:style-name="T34_275">stu</text:span><text:span text:style-name="T34_276"><text:s/></text:span><text:span text:style-name="T34_277">tysięcy</text:span><text:span text:style-name="T34_278"><text:s/></text:span><text:span text:style-name="T34_279">wyświetleń</text:span><text:span text:style-name="T34_280">,<text:s/></text:span><text:span text:style-name="T34_281">jest</text:span><text:span text:style-name="T34_282"><text:s/></text:span><text:span text:style-name="T34_283">dla</text:span><text:span text:style-name="T34_284"><text:s/></text:span><text:span text:style-name="T34_285">mnie</text:span><text:span text:style-name="T34_286"><text:s/></text:span><text:span text:style-name="T34_287">tajemnicą</text:span><text:span text:style-name="T34_288"><text:s/></text:span><text:span text:style-name="T34_289">XXI</text:span><text:span text:style-name="T34_290"><text:s/></text:span><text:span text:style-name="T34_291">wieku</text:span><text:span text:style-name="T34_292">.<text:s/></text:span><text:span text:style-name="T34_293">W</text:span><text:span text:style-name="T34_294"><text:s/></text:span><text:span text:style-name="T34_295">każdym</text:span><text:span text:style-name="T34_296"><text:s/></text:span><text:span text:style-name="T34_297">razie</text:span><text:span text:style-name="T34_298"><text:s/></text:span><text:span text:style-name="T34_299">zachęcam</text:span><text:span text:style-name="T34_300"><text:s/></text:span><text:span text:style-name="T34_301">Was</text:span><text:span text:style-name="T34_302"><text:s/></text:span><text:span text:style-name="T34_303">gorąco</text:span><text:span text:style-name="T34_304"><text:s/></text:span><text:span text:style-name="T34_305">do</text:span><text:span text:style-name="T34_306"><text:s/></text:span><text:span text:style-name="T34_307">wizyty</text:span><text:span text:style-name="T34_308"><text:s/></text:span><text:span text:style-name="T34_309">w</text:span><text:span text:style-name="T34_310"><text:s/></text:span><text:span text:style-name="T34_311">rafinerii</text:span><text:span text:style-name="T34_312"><text:s/></text:span><text:span text:style-name="T34_313">wykreowanej</text:span><text:span text:style-name="T34_314"><text:s/></text:span><text:span text:style-name="T34_315">przez</text:span><text:span text:style-name="T34_316"><text:s/></text:span><text:span text:style-name="T34_317">pana</text:span><text:span text:style-name="T34_318"><text:s/></text:span><text:span text:style-name="T34_319">Doktora</text:span><text:span text:style-name="T34_320">.<text:s/></text:span><text:span text:style-name="T34_321">Bezwzględnie</text:span><text:span text:style-name="T34_322"><text:s/></text:span><text:span text:style-name="T34_323">polecam</text:span><text:span text:style-name="T34_324">!</text:span></text:p>
      <text:p text:style-name="P35"/>
      <text:p text:style-name="P36"><text:span text:style-name="T36_1">Link</text:span><text:span text:style-name="T36_2"><text:s/></text:span><text:span text:style-name="T36_3">do</text:span><text:span text:style-name="T36_4"><text:s/></text:span><text:span text:style-name="T36_5">obrazka</text:span><text:span text:style-name="T36_6">:<text:s/></text:span><text:span text:style-name="T36_7">znowu</text:span><text:span text:style-name="T36_8"><text:s/></text:span><text:span text:style-name="T36_9">do</text:span><text:span text:style-name="T36_10"><text:s/></text:span><text:span text:style-name="T36_11">wyboru</text:span><text:span text:style-name="T36_12"><text:s/>–<text:s/></text:span><text:span text:style-name="T36_13">sugeruję</text:span><text:span text:style-name="T36_14"><text:s/></text:span><text:span text:style-name="T36_15">albo</text:span><text:span text:style-name="T36_16"><text:s/></text:span><text:span text:style-name="T36_17">ten</text:span><text:span text:style-name="T36_18"><text:s/></text:span><text:span text:style-name="T36_19">z</text:span><text:span text:style-name="T36_20"><text:s/></text:span><text:span text:style-name="T36_21">metalowoskrzydłą</text:span><text:span text:style-name="T36_22"><text:s/></text:span><text:span text:style-name="T36_23">Fluttershy</text:span><text:span text:style-name="T36_24">,<text:s/></text:span><text:span text:style-name="T36_25">albo</text:span><text:span text:style-name="T36_26"><text:s/></text:span><text:span text:style-name="T36_27">ten</text:span><text:span text:style-name="T36_28"><text:s/></text:span><text:span text:style-name="T36_29">ostatni</text:span><text:span text:style-name="T36_30"><text:s/></text:span><text:span text:style-name="T36_31">gdzie</text:span><text:span text:style-name="T36_32"><text:s/></text:span><text:span text:style-name="T36_33">Rara</text:span><text:span text:style-name="T36_34"><text:s/></text:span><text:span text:style-name="T36_35">ma</text:span><text:span text:style-name="T36_36"><text:s/></text:span><text:span text:style-name="T36_37">śrubę</text:span><text:span text:style-name="T36_38"><text:s/></text:span><text:span text:style-name="T36_39">w</text:span><text:span text:style-name="T36_40"><text:s/></text:span><text:span text:style-name="T36_41">oku</text:span><text:span text:style-name="T36_42">.</text:span></text:p>
      <text:p text:style-name="P37"><text:span text:style-name="T37_1">Link</text:span><text:span text:style-name="T37_2"><text:s/></text:span><text:span text:style-name="T37_3">do</text:span><text:span text:style-name="T37_4"><text:s/></text:span><text:span text:style-name="T37_5">źródła</text:span><text:span text:style-name="T37_6">:<text:s text:c="2"/></text:span><text:span text:style-name="T37_7"><text:a xlink:type="simple" xlink:href="https://www.youtube.com/watch?v=K5HODSIpyCo"><text:span text:style-name="T37_8">https</text:span></text:a></text:span><text:span text:style-name="T37_9"><text:a xlink:type="simple" xlink:href="https://www.youtube.com/watch?v=K5HODSIpyCo"><text:span text:style-name="T37_10">://</text:span></text:a></text:span><text:span text:style-name="T37_11"><text:a xlink:type="simple" xlink:href="https://www.youtube.com/watch?v=K5HODSIpyCo"><text:span text:style-name="T37_12">www</text:span></text:a></text:span><text:span text:style-name="T37_13"><text:a xlink:type="simple" xlink:href="https://www.youtube.com/watch?v=K5HODSIpyCo"><text:span text:style-name="T37_14">.</text:span></text:a></text:span><text:span text:style-name="T37_15"><text:a xlink:type="simple" xlink:href="https://www.youtube.com/watch?v=K5HODSIpyCo"><text:span text:style-name="T37_16">youtube</text:span></text:a></text:span><text:span text:style-name="T37_17"><text:a xlink:type="simple" xlink:href="https://www.youtube.com/watch?v=K5HODSIpyCo"><text:span text:style-name="T37_18">.</text:span></text:a></text:span><text:span text:style-name="T37_19"><text:a xlink:type="simple" xlink:href="https://www.youtube.com/watch?v=K5HODSIpyCo"><text:span text:style-name="T37_20">com</text:span></text:a></text:span><text:span text:style-name="T37_21"><text:a xlink:type="simple" xlink:href="https://www.youtube.com/watch?v=K5HODSIpyCo"><text:span text:style-name="T37_22">/</text:span></text:a></text:span><text:span text:style-name="T37_23"><text:a xlink:type="simple" xlink:href="https://www.youtube.com/watch?v=K5HODSIpyCo"><text:span text:style-name="T37_24">watch</text:span></text:a></text:span><text:span text:style-name="T37_25"><text:a xlink:type="simple" xlink:href="https://www.youtube.com/watch?v=K5HODSIpyCo"><text:span text:style-name="T37_26">?</text:span></text:a></text:span><text:span text:style-name="T37_27"><text:a xlink:type="simple" xlink:href="https://www.youtube.com/watch?v=K5HODSIpyCo"><text:span text:style-name="T37_28">v</text:span></text:a></text:span><text:span text:style-name="T37_29"><text:a xlink:type="simple" xlink:href="https://www.youtube.com/watch?v=K5HODSIpyCo"><text:span text:style-name="T37_30">=</text:span></text:a></text:span><text:span text:style-name="T37_31"><text:a xlink:type="simple" xlink:href="https://www.youtube.com/watch?v=K5HODSIpyCo"><text:span text:style-name="T37_32">K</text:span></text:a></text:span><text:span text:style-name="T37_33"><text:a xlink:type="simple" xlink:href="https://www.youtube.com/watch?v=K5HODSIpyCo"><text:span text:style-name="T37_34">5</text:span></text:a></text:span><text:span text:style-name="T37_35"><text:a xlink:type="simple" xlink:href="https://www.youtube.com/watch?v=K5HODSIpyCo"><text:span text:style-name="T37_36">HODSIpyC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